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xml" manifest:full-path="Formula-18/settings.xml"/>
  <manifest:file-entry manifest:media-type="application/xml" manifest:full-path="Formula-18/content.xml"/>
  <manifest:file-entry manifest:media-type="application/xml" manifest:full-path="Formula-16/settings.xml"/>
  <manifest:file-entry manifest:media-type="application/xml" manifest:full-path="Formula-16/content.xml"/>
  <manifest:file-entry manifest:media-type="application/xml" manifest:full-path="Formula-14/settings.xml"/>
  <manifest:file-entry manifest:media-type="application/xml" manifest:full-path="Formula-14/content.xml"/>
  <manifest:file-entry manifest:media-type="application/xml" manifest:full-path="Formula-12/settings.xml"/>
  <manifest:file-entry manifest:media-type="application/xml" manifest:full-path="Formula-12/content.xml"/>
  <manifest:file-entry manifest:media-type="application/xml" manifest:full-path="Formula-10/settings.xml"/>
  <manifest:file-entry manifest:media-type="application/xml" manifest:full-path="Formula-10/content.xml"/>
  <manifest:file-entry manifest:media-type="application/xml" manifest:full-path="Formula-8/settings.xml"/>
  <manifest:file-entry manifest:media-type="application/xml" manifest:full-path="Formula-8/content.xml"/>
  <manifest:file-entry manifest:media-type="application/xml" manifest:full-path="Formula-6/settings.xml"/>
  <manifest:file-entry manifest:media-type="application/xml" manifest:full-path="Formula-6/content.xml"/>
  <manifest:file-entry manifest:media-type="application/xml" manifest:full-path="Formula-4/settings.xml"/>
  <manifest:file-entry manifest:media-type="application/xml" manifest:full-path="Formula-4/content.xml"/>
  <manifest:file-entry manifest:media-type="application/xml" manifest:full-path="Formula-2/settings.xml"/>
  <manifest:file-entry manifest:media-type="application/xml" manifest:full-path="Formula-2/content.xml"/>
  <manifest:file-entry manifest:media-type="application/xml" manifest:full-path="Formula-0/settings.xml"/>
  <manifest:file-entry manifest:media-type="application/xml" manifest:full-path="Formula-0/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  <manifest:file-entry manifest:media-type="application/vnd.oasis.opendocument.formula" manifest:full-path="Formula-18/"/>
  <manifest:file-entry manifest:media-type="application/vnd.oasis.opendocument.formula" manifest:full-path="Formula-18/"/>
  <manifest:file-entry manifest:media-type="application/vnd.oasis.opendocument.formula" manifest:full-path="Formula-16/"/>
  <manifest:file-entry manifest:media-type="application/vnd.oasis.opendocument.formula" manifest:full-path="Formula-16/"/>
  <manifest:file-entry manifest:media-type="application/vnd.oasis.opendocument.formula" manifest:full-path="Formula-14/"/>
  <manifest:file-entry manifest:media-type="application/vnd.oasis.opendocument.formula" manifest:full-path="Formula-14/"/>
  <manifest:file-entry manifest:media-type="application/vnd.oasis.opendocument.formula" manifest:full-path="Formula-12/"/>
  <manifest:file-entry manifest:media-type="application/vnd.oasis.opendocument.formula" manifest:full-path="Formula-12/"/>
  <manifest:file-entry manifest:media-type="application/vnd.oasis.opendocument.formula" manifest:full-path="Formula-10/"/>
  <manifest:file-entry manifest:media-type="application/vnd.oasis.opendocument.formula" manifest:full-path="Formula-10/"/>
  <manifest:file-entry manifest:media-type="application/vnd.oasis.opendocument.formula" manifest:full-path="Formula-8/"/>
  <manifest:file-entry manifest:media-type="application/vnd.oasis.opendocument.formula" manifest:full-path="Formula-8/"/>
  <manifest:file-entry manifest:media-type="application/vnd.oasis.opendocument.formula" manifest:full-path="Formula-6/"/>
  <manifest:file-entry manifest:media-type="application/vnd.oasis.opendocument.formula" manifest:full-path="Formula-6/"/>
  <manifest:file-entry manifest:media-type="application/vnd.oasis.opendocument.formula" manifest:full-path="Formula-4/"/>
  <manifest:file-entry manifest:media-type="application/vnd.oasis.opendocument.formula" manifest:full-path="Formula-4/"/>
  <manifest:file-entry manifest:media-type="application/vnd.oasis.opendocument.formula" manifest:full-path="Formula-2/"/>
  <manifest:file-entry manifest:media-type="application/vnd.oasis.opendocument.formula" manifest:full-path="Formula-2/"/>
  <manifest:file-entry manifest:media-type="application/vnd.oasis.opendocument.formula" manifest:full-path="Formula-0/"/>
  <manifest:file-entry manifest:media-type="application/vnd.oasis.opendocument.formula" manifest:full-path="Formula-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desenvolvimento"/>Desenvolvimento<text:bookmark-end text:name="desenvolvimento"/></text:h>
      <text:h text:style-name="Heading_20_2" text:outline-level="2"><text:bookmark-start text:name="lâmpada"/>Lâmpada<text:bookmark-end text:name="lâmpada"/></text:h>
      <text:p text:style-name="First_20_paragraph">Este projeto tem como objetivo o desenvolvimento de uma lâmpada inteligente com controle de intensidade luminosa (<text:span text:style-name="T1">dimmer</text:span>) e acionamento automático baseado em sensores de luminosidade e presença. Para isso, foram utilizados um microcontrolador ESP32C3 Super Mini, o sensor de luminosidade BH1750 e o sensor de presença por radar LD2410C, além da integração com o sistema de automação residencial Home Assistant OS (HAOS) via protocolo MQTT.</text:p>
      <text:p text:style-name="Text_20_body">O desenvolvimento iniciou-se com uma prova de conceito, validando a comunicação MQTT entre o microcontrolador e o <text:span text:style-name="T1">addon</text:span> <text:span text:style-name="T1">MQTT Broker</text:span> no HAOS. A partir dessa etapa, foram realizadas as integrações dos sensores e a criação de automações no Home Assistant.</text:p>
      <text:h text:style-name="Heading_20_3" text:outline-level="3"><text:bookmark-start text:name="conexão-wi-fi"/>Conexão Wi-Fi<text:bookmark-end text:name="conexão-wi-fi"/></text:h>
      <text:p text:style-name="First_20_paragraph">A conexão Wi-Fi foi implementada com base no exemplo oficial disponível na biblioteca Arduino WiFi.<text:note text:id="ftn0" text:note-class="footnote"><text:note-citation>1</text:note-citation><text:note-body><text:p text:style-name="Footnote"><text:a xlink:type="simple" xlink:href="https://github.com/arduino-libraries/WiFi/blob/master/examples/ConnectWithWPA/ConnectWithWPA.ino" office:name=""><text:span text:style-name="Definition">https://github.com/arduino-libraries/WiFi/blob/master/examples/ConnectWithWPA/ConnectWithWPA.ino</text:span></text:a></text:p></text:note-body></text:note></text:p>
      <text:p text:style-name="Text_20_body">O SSID e a senha da rede são armazenados em variáveis, e a função <text:span text:style-name="T1">WiFi.begin()</text:span> é utilizada para iniciar a conexão.</text:p>
      <text:p text:style-name="Text_20_body">O status da conexão é exibido no monitor serial, permitindo a verificação do sucesso da conexão e facilitando a depuração.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ssid </text:span><text:span text:style-name="OperatorTok">=</text:span><text:span text:style-name="NormalTok"><text:s text:c="1"/></text:span><text:span text:style-name="StringTok">"HA AP"</text:span><text:span text:style-name="OperatorTok">;</text:span>
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password </text:span><text:span text:style-name="OperatorTok">=</text:span><text:span text:style-name="NormalTok"><text:s text:c="1"/></text:span><text:span text:style-name="StringTok">"12345678"</text:span><text:span text:style-name="OperatorTok">;</text:span>
</text:p>
      <text:p text:style-name="Preformatted_20_Text">
</text:p>
      <text:p text:style-name="Preformatted_20_Text">
<text:span text:style-name="DataTypeTok">void</text:span><text:span text:style-name="NormalTok"><text:s text:c="1"/>connectToWiFi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WiFi</text:span><text:span text:style-name="OperatorTok">.</text:span><text:span text:style-name="NormalTok">begin</text:span><text:span text:style-name="OperatorTok">(</text:span><text:span text:style-name="NormalTok">ssid</text:span><text:span text:style-name="OperatorTok">,</text:span><text:span text:style-name="NormalTok"><text:s text:c="1"/>password</text:span><text:span text:style-name="OperatorTok">);</text:span>
</text:p>
      <text:p text:style-name="Preformatted_20_Text">
<text:span text:style-name="NormalTok"><text:s text:c="2"/></text:span><text:span text:style-name="ControlFlowTok">while</text:span><text:span text:style-name="NormalTok"><text:s text:c="1"/></text:span><text:span text:style-name="OperatorTok">(</text:span><text:span text:style-name="NormalTok">WiFi</text:span><text:span text:style-name="OperatorTok">.</text:span><text:span text:style-name="NormalTok">status</text:span><text:span text:style-name="OperatorTok">()</text:span><text:span text:style-name="NormalTok"><text:s text:c="1"/></text:span><text:span text:style-name="OperatorTok">!=</text:span><text:span text:style-name="NormalTok"><text:s text:c="1"/>WL_CONNECTED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delay</text:span><text:span text:style-name="OperatorTok">(</text:span><text:span text:style-name="DecValTok">1000</text:span><text:span text:style-name="OperatorTok">);</text:span>
</text:p>
      <text:p text:style-name="Preformatted_20_Text">
<text:span text:style-name="NormalTok"><text:s text:c="4"/>Serial</text:span><text:span text:style-name="OperatorTok">.</text:span><text:span text:style-name="NormalTok">println</text:span><text:span text:style-name="OperatorTok">(</text:span><text:span text:style-name="StringTok">"Conectando ao Wi-Fi..."</text:span><text:span text:style-name="OperatorTok">)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NormalTok"><text:s text:c="2"/>Serial</text:span><text:span text:style-name="OperatorTok">.</text:span><text:span text:style-name="NormalTok">println</text:span><text:span text:style-name="OperatorTok">(</text:span><text:span text:style-name="StringTok">"Conectado ao Wi-Fi"</text:span><text:span text:style-name="OperatorTok">);</text:span>
</text:p>
      <text:p text:style-name="Preformatted_20_Text">
<text:span text:style-name="OperatorTok">}</text:span>
</text:p>
      <text:h text:style-name="Heading_20_3" text:outline-level="3"><text:bookmark-start text:name="conexão-ao-mqtt"/>Conexão ao MQTT<text:bookmark-end text:name="conexão-ao-mqtt"/></text:h>
      <text:p text:style-name="First_20_paragraph">A conexão ao <text:span text:style-name="T1">MQTT Broker</text:span> do HAOS foi desenvolvida com base no exemplo oficial da biblioteca PubSubClient.<text:note text:id="ftn1" text:note-class="footnote"><text:note-citation>2</text:note-citation><text:note-body><text:p text:style-name="Footnote"><text:a xlink:type="simple" xlink:href="https://github.com/knolleary/pubsubclient/blob/master/examples/mqtt_basic/mqtt_basic.ino" office:name=""><text:span text:style-name="Definition">https://github.com/knolleary/pubsubclient/blob/master/examples/mqtt_basic/mqtt_basic.ino</text:span></text:a></text:p></text:note-body></text:note></text:p>
      <text:p text:style-name="Text_20_body">O endereço IPv4 do HAOS, bem como o nome de usuário e a senha de um usuário secundário, são armazenados em variáveis. A função <text:span text:style-name="T1">client.setServer()</text:span> é utilizada para definir o endereço IP e a porta do broker MQTT. A seguir, a função <text:span text:style-name="T1">client.setCallback()</text:span> registra o método que será executado sempre que uma mensagem for recebida. A conexão é então estabelecida por meio da função <text:span text:style-name="T1">client.connect()</text:span>, que recebe como parâmetros o identificador do cliente (no caso, o ESP) e as credenciais. O status da conexão é exibido no monitor serial, auxiliando na depuração e no monitoramento da comunicação MQTT.Após a conexão bem-sucedida, o ESP se inscreve nos tópicos de interesse utilizando a função <text:span text:style-name="T1">client.subscribe()</text:span>.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mqtt_server </text:span><text:span text:style-name="OperatorTok">=</text:span><text:span text:style-name="NormalTok"><text:s text:c="1"/></text:span><text:span text:style-name="StringTok">"192.168.88.253"</text:span><text:span text:style-name="OperatorTok">;</text:span>
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mqtt_user </text:span><text:span text:style-name="OperatorTok">=</text:span><text:span text:style-name="NormalTok"><text:s text:c="1"/></text:span><text:span text:style-name="StringTok">"mosquito"</text:span><text:span text:style-name="OperatorTok">;</text:span>
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mqtt_password </text:span><text:span text:style-name="OperatorTok">=</text:span><text:span text:style-name="NormalTok"><text:s text:c="1"/></text:span><text:span text:style-name="StringTok">"12345"</text:span><text:span text:style-name="OperatorTok">;</text:span>
</text:p>
      <text:p text:style-name="Preformatted_20_Text">
</text:p>
      <text:p text:style-name="Preformatted_20_Text">
<text:span text:style-name="NormalTok">WiFiClient espClient</text:span><text:span text:style-name="OperatorTok">;</text:span>
</text:p>
      <text:p text:style-name="Preformatted_20_Text">
<text:span text:style-name="NormalTok">PubSubClient client</text:span><text:span text:style-name="OperatorTok">(</text:span><text:span text:style-name="NormalTok">espClient</text:span><text:span text:style-name="OperatorTok">);</text:span>
</text:p>
      <text:p text:style-name="Preformatted_20_Text">
</text:p>
      <text:p text:style-name="Preformatted_20_Text">
<text:span text:style-name="DataTypeTok">void</text:span><text:span text:style-name="NormalTok"><text:s text:c="1"/>setupMQTT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client</text:span><text:span text:style-name="OperatorTok">.</text:span><text:span text:style-name="NormalTok">setServer</text:span><text:span text:style-name="OperatorTok">(</text:span><text:span text:style-name="NormalTok">mqtt_server</text:span><text:span text:style-name="OperatorTok">,</text:span><text:span text:style-name="NormalTok"><text:s text:c="1"/></text:span><text:span text:style-name="DecValTok">1883</text:span><text:span text:style-name="OperatorTok">);</text:span>
</text:p>
      <text:p text:style-name="Preformatted_20_Text">
<text:span text:style-name="NormalTok"><text:s text:c="2"/>client</text:span><text:span text:style-name="OperatorTok">.</text:span><text:span text:style-name="NormalTok">setCallback</text:span><text:span text:style-name="OperatorTok">(</text:span><text:span text:style-name="NormalTok">callback</text:span><text:span text:style-name="OperatorTok">);</text:span>
</text:p>
      <text:p text:style-name="Preformatted_20_Text">
</text:p>
      <text:p text:style-name="Preformatted_20_Text">
<text:span text:style-name="NormalTok"><text:s text:c="2"/></text:span><text:span text:style-name="ControlFlowTok">while</text:span><text:span text:style-name="NormalTok"><text:s text:c="1"/></text:span><text:span text:style-name="OperatorTok">(!</text:span><text:span text:style-name="NormalTok">client</text:span><text:span text:style-name="OperatorTok">.</text:span><text:span text:style-name="NormalTok">connected</text:span><text:span text:style-name="OperatorTok">())</text:span><text:span text:style-name="NormalTok"><text:s text:c="1"/></text:span><text:span text:style-name="OperatorTok">{</text:span>
</text:p>
      <text:p text:style-name="Preformatted_20_Text">
<text:span text:style-name="NormalTok"><text:s text:c="4"/>Serial</text:span><text:span text:style-name="OperatorTok">.</text:span><text:span text:style-name="NormalTok">println</text:span><text:span text:style-name="OperatorTok">(</text:span><text:span text:style-name="StringTok">"Conectando ao MQTT..."</text:span><text:span text:style-name="OperatorTok">)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client</text:span><text:span text:style-name="OperatorTok">.</text:span><text:span text:style-name="FunctionTok">connect</text:span><text:span text:style-name="OperatorTok">(</text:span><text:span text:style-name="StringTok">"ESP32Client"</text:span><text:span text:style-name="OperatorTok">,</text:span><text:span text:style-name="NormalTok"><text:s text:c="1"/>mqtt_user</text:span><text:span text:style-name="OperatorTok">,</text:span><text:span text:style-name="NormalTok"><text:s text:c="1"/>mqtt_password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6"/>Serial</text:span><text:span text:style-name="OperatorTok">.</text:span><text:span text:style-name="NormalTok">println</text:span><text:span text:style-name="OperatorTok">(</text:span><text:span text:style-name="StringTok">"Conectado ao MQTT"</text:span><text:span text:style-name="OperatorTok">);</text:span>
</text:p>
      <text:p text:style-name="Preformatted_20_Text">
<text:span text:style-name="NormalTok"><text:s text:c="6"/>client</text:span><text:span text:style-name="OperatorTok">.</text:span><text:span text:style-name="NormalTok">subscribe</text:span><text:span text:style-name="OperatorTok">(</text:span><text:span text:style-name="StringTok">"topico/teste"</text:span><text:span text:style-name="OperatorTok">);</text:span>
</text:p>
      <text:p text:style-name="Preformatted_20_Text">
<text:span text:style-name="NormalTok"><text:s text:c="4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OperatorTok">{</text:span>
</text:p>
      <text:p text:style-name="Preformatted_20_Text">
<text:span text:style-name="NormalTok"><text:s text:c="6"/>Serial</text:span><text:span text:style-name="OperatorTok">.</text:span><text:span text:style-name="NormalTok">print</text:span><text:span text:style-name="OperatorTok">(</text:span><text:span text:style-name="StringTok">"Falha, rc="</text:span><text:span text:style-name="OperatorTok">);</text:span>
</text:p>
      <text:p text:style-name="Preformatted_20_Text">
<text:span text:style-name="NormalTok"><text:s text:c="6"/>Serial</text:span><text:span text:style-name="OperatorTok">.</text:span><text:span text:style-name="NormalTok">print</text:span><text:span text:style-name="OperatorTok">(</text:span><text:span text:style-name="NormalTok">client</text:span><text:span text:style-name="OperatorTok">.</text:span><text:span text:style-name="NormalTok">state</text:span><text:span text:style-name="OperatorTok">());</text:span>
</text:p>
      <text:p text:style-name="Preformatted_20_Text">
<text:span text:style-name="NormalTok"><text:s text:c="6"/>delay</text:span><text:span text:style-name="OperatorTok">(</text:span><text:span text:style-name="DecValTok">5000</text:span><text:span text:style-name="OperatorTok">)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void</text:span><text:span text:style-name="NormalTok"><text:s text:c="1"/>mqttLoop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client</text:span><text:span text:style-name="OperatorTok">.</text:span><text:span text:style-name="NormalTok">loop</text:span><text:span text:style-name="OperatorTok">();</text:span>
</text:p>
      <text:p text:style-name="Preformatted_20_Text">
<text:span text:style-name="OperatorTok">}</text:span>
</text:p>
      <text:h text:style-name="Heading_20_3" text:outline-level="3"><text:bookmark-start text:name="callback-mqtt"/><text:span text:style-name="T1">Callback</text:span> MQTT<text:bookmark-end text:name="callback-mqtt"/></text:h>
      <text:p text:style-name="First_20_paragraph">A função <text:span text:style-name="T1">callback</text:span>, mencionada anteriormente, tem a função de processar as mensagens recebidas nos tópicos em que o ESP está inscrito.</text:p>
      <text:p text:style-name="Text_20_body">O conteúdo da mensagem, inicialmente recebido como um vetor de bytes, é convertido para uma string, armazenado na variável <text:span text:style-name="T1">message</text:span> e, em seguida, exibido no monitor serial.</text:p>
      <text:p text:style-name="Preformatted_20_Text">
<text:span text:style-name="DataTypeTok">void</text:span><text:span text:style-name="NormalTok"><text:s text:c="1"/>callback</text:span><text:span text:style-name="OperatorTok">(</text:span><text:span text:style-name="DataTypeTok">char</text:span><text:span text:style-name="OperatorTok">*</text:span><text:span text:style-name="NormalTok"><text:s text:c="1"/>topic</text:span><text:span text:style-name="OperatorTok">,</text:span><text:span text:style-name="NormalTok"><text:s text:c="1"/>byte</text:span><text:span text:style-name="OperatorTok">*</text:span><text:span text:style-name="NormalTok"><text:s text:c="1"/>payload</text:span><text:span text:style-name="OperatorTok">,</text:span><text:span text:style-name="NormalTok"><text:s text:c="1"/></text:span><text:span text:style-name="DataTypeTok">unsigned</text:span><text:span text:style-name="NormalTok"><text:s text:c="1"/></text:span><text:span text:style-name="DataTypeTok">int</text:span><text:span text:style-name="NormalTok"><text:s text:c="1"/>length</text:span><text:span text:style-name="OperatorTok">){</text:span>
</text:p>
      <text:p text:style-name="Preformatted_20_Text">
<text:span text:style-name="NormalTok"><text:s text:c="4"/>String message </text:span><text:span text:style-name="OperatorTok">=</text:span><text:span text:style-name="NormalTok"><text:s text:c="1"/></text:span><text:span text:style-name="StringTok">""</text:span><text:span text:style-name="OperatorTok">;</text:span>
</text:p>
      <text:p text:style-name="Preformatted_20_Text">
<text:span text:style-name="NormalTok"><text:s text:c="4"/></text:span><text:span text:style-name="ControlFlowTok">for</text:span><text:span text:style-name="NormalTok"><text:s text:c="1"/></text:span><text:span text:style-name="OperatorTok">(</text:span><text:span text:style-name="DataTypeTok">unsigned</text:span><text:span text:style-name="NormalTok"><text:s text:c="1"/>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length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8"/>message </text:span><text:span text:style-name="OperatorTok">+=</text:span><text:span text:style-name="NormalTok"><text:s text:c="1"/></text:span><text:span text:style-name="OperatorTok">(</text:span><text:span text:style-name="DataTypeTok">char</text:span><text:span text:style-name="OperatorTok">)</text:span><text:span text:style-name="NormalTok">payload</text:span><text:span text:style-name="OperatorTok">[</text:span><text:span text:style-name="NormalTok">i</text:span><text:span text:style-name="OperatorTok">];</text:span>
</text:p>
      <text:p text:style-name="Preformatted_20_Text">
<text:span text:style-name="NormalTok"><text:s text:c="4"/></text:span><text:span text:style-name="OperatorTok">}</text:span>
</text:p>
      <text:p text:style-name="Preformatted_20_Text">
</text:p>
      <text:p text:style-name="Preformatted_20_Text">
<text:span text:style-name="NormalTok"><text:s text:c="4"/>Serial</text:span><text:span text:style-name="OperatorTok">.</text:span><text:span text:style-name="NormalTok">print</text:span><text:span text:style-name="OperatorTok">(</text:span><text:span text:style-name="StringTok">"Mensagem recebida ["</text:span><text:span text:style-name="OperatorTok">);</text:span>
</text:p>
      <text:p text:style-name="Preformatted_20_Text">
<text:span text:style-name="NormalTok"><text:s text:c="4"/>Serial</text:span><text:span text:style-name="OperatorTok">.</text:span><text:span text:style-name="NormalTok">print</text:span><text:span text:style-name="OperatorTok">(</text:span><text:span text:style-name="NormalTok">topic</text:span><text:span text:style-name="OperatorTok">);</text:span>
</text:p>
      <text:p text:style-name="Preformatted_20_Text">
<text:span text:style-name="NormalTok"><text:s text:c="4"/>Serial</text:span><text:span text:style-name="OperatorTok">.</text:span><text:span text:style-name="NormalTok">print</text:span><text:span text:style-name="OperatorTok">(</text:span><text:span text:style-name="StringTok">"]: "</text:span><text:span text:style-name="OperatorTok">);</text:span>
</text:p>
      <text:p text:style-name="Preformatted_20_Text">
<text:span text:style-name="NormalTok"><text:s text:c="4"/>Serial</text:span><text:span text:style-name="OperatorTok">.</text:span><text:span text:style-name="NormalTok">println</text:span><text:span text:style-name="OperatorTok">(</text:span><text:span text:style-name="NormalTok">message</text:span><text:span text:style-name="OperatorTok">);</text:span>
</text:p>
      <text:p text:style-name="Preformatted_20_Text">
<text:span text:style-name="OperatorTok">}</text:span>
</text:p>
      <text:p text:style-name="First_20_paragraph">A comunicação MQTT foi testada pelo menu do add-on Mosquitto MQTT, publicando mensagens nos tópicos e verificando a recepção no monitor serial.</text:p>
      <text:h text:style-name="Heading_20_3" text:outline-level="3"><text:bookmark-start text:name="teste-dos-sensores"/>Teste dos Sensores<text:bookmark-end text:name="teste-dos-sensores"/></text:h>
      <text:p text:style-name="First_20_paragraph">Com a conexão Wi-Fi e o protocolo de comunicação MQTT funcionando corretamente, prosseguiu-se com a implementação da leitura dos sensores no microcontrolador, utilizando como base os exemplos disponibilizados nas bibliotecas dos respectivos sensores.</text:p>
      <text:h text:style-name="Heading_20_4" text:outline-level="4"><text:bookmark-start text:name="sensor-bh1750"/>Sensor BH1750<text:bookmark-end text:name="sensor-bh1750"/></text:h>
      <text:p text:style-name="First_20_paragraph">O código para leitura do sensor de luminosidade BH1750 foi desenvolvido com base no exemplo oficial da biblioteca do sensor. <text:note text:id="ftn2" text:note-class="footnote"><text:note-citation>3</text:note-citation><text:note-body><text:p text:style-name="Footnote"><text:a xlink:type="simple" xlink:href="https://github.com/claws/BH1750/blob/master/examples/BH1750test/BH1750test.ino" office:name=""><text:span text:style-name="Definition">https://github.com/claws/BH1750/blob/master/examples/BH1750test/BH1750test.ino</text:span></text:a></text:p></text:note-body></text:note></text:p>
      <text:p text:style-name="Text_20_body">Foi definido um tópico MQTT específico para o envio dos dados de luminosidade, além de uma variável que controla o intervalo de leitura. A comunicação I2C é inicializada com <text:span text:style-name="T1">Wire.begin()</text:span>, e o sensor é configurado com <text:span text:style-name="T1">lightMeter.begin()</text:span>. Em cada intervalo de leitura, o valor de luminosidade em lux é obtido através da função <text:span text:style-name="T1">lightMeter.readLightLevel()</text:span>. Este valor, do tipo <text:span text:style-name="T1">float</text:span>, é convertido em <text:span text:style-name="Source_Text">string</text:span> utilizando a função <text:span text:style-name="T1">dtostrf()</text:span>, e então publicado no tópico MQTT correspondente por meio de <text:span text:style-name="T1">client.publish()</text:span>.</text:p>
      <text:p text:style-name="Preformatted_20_Text">
<text:span text:style-name="NormalTok">BH1750 lightMeter</text:span><text:span text:style-name="OperatorTok">;</text:span>
</text:p>
      <text:p text:style-name="Preformatted_20_Text">
<text:span text:style-name="AttributeTok">const</text:span><text:span text:style-name="NormalTok"><text:s text:c="1"/></text:span><text:span text:style-name="DataTypeTok">char</text:span><text:span text:style-name="OperatorTok">*</text:span><text:span text:style-name="NormalTok"><text:s text:c="1"/>topic_lux </text:span><text:span text:style-name="OperatorTok">=</text:span><text:span text:style-name="NormalTok"><text:s text:c="1"/></text:span><text:span text:style-name="StringTok">"interruptor/lux"</text:span><text:span text:style-name="OperatorTok">;</text:span>
</text:p>
      <text:p text:style-name="Preformatted_20_Text">
<text:span text:style-name="DataTypeTok">uint32_t</text:span><text:span text:style-name="NormalTok"><text:s text:c="1"/>lastLuxReading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/text:p>
      <text:p text:style-name="Preformatted_20_Text">
<text:span text:style-name="DataTypeTok">void</text:span><text:span text:style-name="NormalTok"><text:s text:c="1"/>initLuxSensor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Wire</text:span><text:span text:style-name="OperatorTok">.</text:span><text:span text:style-name="NormalTok">begin</text:span><text:span text:style-name="OperatorTok">(</text:span><text:span text:style-name="DecValTok">2</text:span><text:span text:style-name="OperatorTok">,</text:span><text:span text:style-name="NormalTok"><text:s text:c="1"/></text:span><text:span text:style-name="DecValTok">1</text:span><text:span text:style-name="OperatorTok">);</text:span>
</text:p>
      <text:p text:style-name="Preformatted_20_Text">
<text:span text:style-name="NormalTok"><text:s text:c="2"/>lightMeter</text:span><text:span text:style-name="OperatorTok">.</text:span><text:span text:style-name="NormalTok">begin</text:span><text:span text:style-name="OperatorTok">();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void</text:span><text:span text:style-name="NormalTok"><text:s text:c="1"/>readAndPublishLux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</text:span><text:span text:style-name="ControlFlowTok">if</text:span><text:span text:style-name="NormalTok"><text:s text:c="1"/></text:span><text:span text:style-name="OperatorTok">(</text:span><text:span text:style-name="NormalTok">millis</text:span><text:span text:style-name="OperatorTok">()</text:span><text:span text:style-name="NormalTok"><text:s text:c="1"/></text:span><text:span text:style-name="OperatorTok">-</text:span><text:span text:style-name="NormalTok"><text:s text:c="1"/>lastLuxReading </text:span><text:span text:style-name="OperatorTok">&gt;</text:span><text:span text:style-name="NormalTok"><text:s text:c="1"/></text:span><text:span text:style-name="DecValTok">500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lastLuxReading </text:span><text:span text:style-name="OperatorTok">=</text:span><text:span text:style-name="NormalTok"><text:s text:c="1"/>millis</text:span><text:span text:style-name="OperatorTok">();</text:span>
</text:p>
      <text:p text:style-name="Preformatted_20_Text">
<text:span text:style-name="NormalTok"><text:s text:c="4"/></text:span><text:span text:style-name="DataTypeTok">float</text:span><text:span text:style-name="NormalTok"><text:s text:c="1"/>lux </text:span><text:span text:style-name="OperatorTok">=</text:span><text:span text:style-name="NormalTok"><text:s text:c="1"/>lightMeter</text:span><text:span text:style-name="OperatorTok">.</text:span><text:span text:style-name="NormalTok">readLightLevel</text:span><text:span text:style-name="OperatorTok">();</text:span>
</text:p>
      <text:p text:style-name="Preformatted_20_Text">
<text:span text:style-name="NormalTok"><text:s text:c="4"/></text:span><text:span text:style-name="DataTypeTok">char</text:span><text:span text:style-name="NormalTok"><text:s text:c="1"/>luxStr</text:span><text:span text:style-name="OperatorTok">[</text:span><text:span text:style-name="DecValTok">8</text:span><text:span text:style-name="OperatorTok">];</text:span>
</text:p>
      <text:p text:style-name="Preformatted_20_Text">
<text:span text:style-name="NormalTok"><text:s text:c="4"/>dtostrf</text:span><text:span text:style-name="OperatorTok">(</text:span><text:span text:style-name="NormalTok">lux</text:span><text:span text:style-name="OperatorTok">,</text:span><text:span text:style-name="NormalTok"><text:s text:c="1"/>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luxStr</text:span><text:span text:style-name="OperatorTok">);</text:span>
</text:p>
      <text:p text:style-name="Preformatted_20_Text">
<text:span text:style-name="NormalTok"><text:s text:c="4"/>client</text:span><text:span text:style-name="OperatorTok">.</text:span><text:span text:style-name="NormalTok">publish</text:span><text:span text:style-name="OperatorTok">(</text:span><text:span text:style-name="NormalTok">topic_lux</text:span><text:span text:style-name="OperatorTok">,</text:span><text:span text:style-name="NormalTok"><text:s text:c="1"/>luxStr</text:span><text:span text:style-name="OperatorTok">)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h text:style-name="Heading_20_4" text:outline-level="4"><text:bookmark-start text:name="sensor-de-radar-ld2410"/>Sensor de Radar LD2410<text:bookmark-end text:name="sensor-de-radar-ld2410"/></text:h>
      <text:p text:style-name="First_20_paragraph">O código para integração do sensor de radar LD2410 foi desenvolvido com base no exemplo oficial da biblioteca do sensor. <text:note text:id="ftn3" text:note-class="footnote"><text:note-citation>4</text:note-citation><text:note-body><text:p text:style-name="Footnote"><text:a xlink:type="simple" xlink:href="https://github.com/ncmreynolds/ld2410/blob/main/examples/basicSensor/basicSensor.ino" office:name=""><text:span text:style-name="Definition">https://github.com/ncmreynolds/ld2410/blob/main/examples/basicSensor/basicSensor.ino</text:span></text:a></text:p></text:note-body></text:note></text:p>
      <text:p text:style-name="Text_20_body">Inicialmente, define-se os pinos RX e TX utilizados na comunicação serial com o radar, além da porta serial secundária (<text:span text:style-name="T1">Serial1</text:span>). A função <text:span text:style-name="T1">initRadar()</text:span> realiza a inicialização da comunicação serial com o radar e verifica se a conexão foi bem-sucedida. A função <text:span text:style-name="T1">readAndPublishRadar()</text:span> é executada periodicamente e realiza a leitura dos dados do sensor. Quando é detectada uma mudança no estado de presença (presença detectada ou não detectada), essa informação é publicada em um tópico MQTT específico. Quando a presença é detectada, além do estado, também são coletadas e publicadas as informações de distância e intensidade (energia) dos alvos, tanto estáticos quanto em movimento, em seus respectivos tópicos MQTT.</text:p>
      <text:p text:style-name="Preformatted_20_Text">
<text:span text:style-name="PreprocessorTok">#define MONITOR_SERIAL </text:span><text:span text:style-name="NormalTok">Serial</text:span>
</text:p>
      <text:p text:style-name="Preformatted_20_Text">
<text:span text:style-name="PreprocessorTok">#define RADAR_SERIAL </text:span><text:span text:style-name="NormalTok">Serial1</text:span>
</text:p>
      <text:p text:style-name="Preformatted_20_Text">
<text:span text:style-name="PreprocessorTok">#define RADAR_RX_PIN </text:span><text:span text:style-name="DecValTok">20</text:span>
</text:p>
      <text:p text:style-name="Preformatted_20_Text">
<text:span text:style-name="PreprocessorTok">#define RADAR_TX_PIN </text:span><text:span text:style-name="DecValTok">21</text:span>
</text:p>
      <text:p text:style-name="Preformatted_20_Text">
<text:span text:style-name="NormalTok">ld2410 radar</text:span><text:span text:style-name="OperatorTok">;</text:span>
</text:p>
      <text:p text:style-name="Preformatted_20_Text">
<text:span text:style-name="DataTypeTok">uint32_t</text:span><text:span text:style-name="NormalTok"><text:s text:c="1"/>lastReading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bool</text:span><text:span text:style-name="NormalTok"><text:s text:c="1"/>presenceState </text:span><text:span text:style-name="OperatorTok">=</text:span><text:span text:style-name="NormalTok"><text:s text:c="1"/></text:span><text:span text:style-name="KeywordTok">false</text:span><text:span text:style-name="OperatorTok">;</text:span>
</text:p>
      <text:p text:style-name="Preformatted_20_Text">
<text:span text:style-name="DataTypeTok">void</text:span><text:span text:style-name="NormalTok"><text:s text:c="1"/>initRadar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RADAR_SERIAL</text:span><text:span text:style-name="OperatorTok">.</text:span><text:span text:style-name="NormalTok">begin</text:span><text:span text:style-name="OperatorTok">(</text:span><text:span text:style-name="DecValTok">256000</text:span><text:span text:style-name="OperatorTok">,</text:span><text:span text:style-name="NormalTok"><text:s text:c="1"/>SERIAL_8N1</text:span><text:span text:style-name="OperatorTok">,</text:span><text:span text:style-name="NormalTok"><text:s text:c="1"/>RADAR_RX_PIN</text:span><text:span text:style-name="OperatorTok">,</text:span><text:span text:style-name="NormalTok"><text:s text:c="1"/>RADAR_TX_PIN</text:span><text:span text:style-name="OperatorTok">);</text:span>
</text:p>
      <text:p text:style-name="Preformatted_20_Text">
<text:span text:style-name="NormalTok"><text:s text:c="2"/></text:span><text:span text:style-name="ControlFlowTok">if</text:span><text:span text:style-name="NormalTok"><text:s text:c="1"/></text:span><text:span text:style-name="OperatorTok">(</text:span><text:span text:style-name="NormalTok">radar</text:span><text:span text:style-name="OperatorTok">.</text:span><text:span text:style-name="NormalTok">begin</text:span><text:span text:style-name="OperatorTok">(</text:span><text:span text:style-name="NormalTok">RADAR_SERIAL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NormalTok"><text:s text:c="4"/>MONITOR_SERIAL</text:span><text:span text:style-name="OperatorTok">.</text:span><text:span text:style-name="NormalTok">println</text:span><text:span text:style-name="OperatorTok">(</text:span><text:span text:style-name="NormalTok">F</text:span><text:span text:style-name="OperatorTok">(</text:span><text:span text:style-name="StringTok">"OK"</text:span><text:span text:style-name="OperatorTok">));</text:span>
</text:p>
      <text:p text:style-name="Preformatted_20_Text">
<text:span text:style-name="NormalTok"><text:s text:c="2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OperatorTok">{</text:span>
</text:p>
      <text:p text:style-name="Preformatted_20_Text">
<text:span text:style-name="NormalTok"><text:s text:c="4"/>MONITOR_SERIAL</text:span><text:span text:style-name="OperatorTok">.</text:span><text:span text:style-name="NormalTok">println</text:span><text:span text:style-name="OperatorTok">(</text:span><text:span text:style-name="NormalTok">F</text:span><text:span text:style-name="OperatorTok">(</text:span><text:span text:style-name="StringTok">"NÃO CONECTADO"</text:span><text:span text:style-name="OperatorTok">))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p text:style-name="Preformatted_20_Text">
<text:span text:style-name="DataTypeTok">void</text:span><text:span text:style-name="NormalTok"><text:s text:c="1"/>readAndPublishRadar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</text:span><text:span text:style-name="ControlFlowTok">if</text:span><text:span text:style-name="NormalTok"><text:s text:c="1"/></text:span><text:span text:style-name="OperatorTok">(</text:span><text:span text:style-name="NormalTok">millis</text:span><text:span text:style-name="OperatorTok">()</text:span><text:span text:style-name="NormalTok"><text:s text:c="1"/></text:span><text:span text:style-name="OperatorTok">-</text:span><text:span text:style-name="NormalTok"><text:s text:c="1"/>lastReading </text:span><text:span text:style-name="OperatorTok">&gt;</text:span><text:span text:style-name="NormalTok"><text:s text:c="1"/></text:span><text:span text:style-name="DecValTok">100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lastReading </text:span><text:span text:style-name="OperatorTok">=</text:span><text:span text:style-name="NormalTok"><text:s text:c="1"/>millis</text:span><text:span text:style-name="OperatorTok">();</text:span>
</text:p>
      <text:p text:style-name="Preformatted_20_Text">
<text:span text:style-name="NormalTok"><text:s text:c="4"/>radar</text:span><text:span text:style-name="OperatorTok">.</text:span><text:span text:style-name="NormalTok">read</text:span><text:span text:style-name="OperatorTok">();</text:span>
</text:p>
      <text:p text:style-name="Preformatted_20_Text">
<text:span text:style-name="NormalTok"><text:s text:c="4"/></text:span><text:span text:style-name="DataTypeTok">bool</text:span><text:span text:style-name="NormalTok"><text:s text:c="1"/>presenceDetected </text:span><text:span text:style-name="OperatorTok">=</text:span><text:span text:style-name="NormalTok"><text:s text:c="1"/>radar</text:span><text:span text:style-name="OperatorTok">.</text:span><text:span text:style-name="NormalTok">presenceDetected</text:span><text:span text:style-name="OperatorTok">()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presenceDetected </text:span><text:span text:style-name="OperatorTok">&amp;&amp;</text:span><text:span text:style-name="NormalTok"><text:s text:c="1"/></text:span><text:span text:style-name="OperatorTok">!</text:span><text:span text:style-name="NormalTok">presenceState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6"/>client</text:span><text:span text:style-name="OperatorTok">.</text:span><text:span text:style-name="NormalTok">publish</text:span><text:span text:style-name="OperatorTok">(</text:span><text:span text:style-name="StringTok">"interruptor/radar"</text:span><text:span text:style-name="OperatorTok">,</text:span><text:span text:style-name="NormalTok"><text:s text:c="1"/></text:span><text:span text:style-name="StringTok">"Presença Detectada"</text:span><text:span text:style-name="OperatorTok">);</text:span>
</text:p>
      <text:p text:style-name="Preformatted_20_Text">
<text:span text:style-name="NormalTok"><text:s text:c="6"/>presenceState </text:span><text:span text:style-name="OperatorTok">=</text:span><text:span text:style-name="NormalTok"><text:s text:c="1"/></text:span><text:span text:style-name="KeywordTok">true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!</text:span><text:span text:style-name="NormalTok">presenceDetected </text:span><text:span text:style-name="OperatorTok">&amp;&amp;</text:span><text:span text:style-name="NormalTok"><text:s text:c="1"/>presenceState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6"/>client</text:span><text:span text:style-name="OperatorTok">.</text:span><text:span text:style-name="NormalTok">publish</text:span><text:span text:style-name="OperatorTok">(</text:span><text:span text:style-name="StringTok">"interruptor/radar"</text:span><text:span text:style-name="OperatorTok">,</text:span><text:span text:style-name="NormalTok"><text:s text:c="1"/></text:span><text:span text:style-name="StringTok">"Presença Não Detectada"</text:span><text:span text:style-name="OperatorTok">);</text:span>
</text:p>
      <text:p text:style-name="Preformatted_20_Text">
<text:span text:style-name="NormalTok"><text:s text:c="6"/>presenceState </text:span><text:span text:style-name="OperatorTok">=</text:span><text:span text:style-name="NormalTok"><text:s text:c="1"/></text:span><text:span text:style-name="KeywordTok">false</text:span><text:span text:style-name="OperatorTok">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presenceDetected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6"/></text:span><text:span text:style-name="ControlFlowTok">if</text:span><text:span text:style-name="NormalTok"><text:s text:c="1"/></text:span><text:span text:style-name="OperatorTok">(</text:span><text:span text:style-name="NormalTok">radar</text:span><text:span text:style-name="OperatorTok">.</text:span><text:span text:style-name="NormalTok">stationaryTargetDetected</text:span><text:span text:style-name="OperatorTok">()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char</text:span><text:span text:style-name="NormalTok"><text:s text:c="1"/>distStr</text:span><text:span text:style-name="OperatorTok">[</text:span><text:span text:style-name="DecValTok">8</text:span><text:span text:style-name="OperatorTok">],</text:span><text:span text:style-name="NormalTok"><text:s text:c="1"/>energyStr</text:span><text:span text:style-name="OperatorTok">[</text:span><text:span text:style-name="DecValTok">8</text:span><text:span text:style-name="OperatorTok">];</text:span>
</text:p>
      <text:p text:style-name="Preformatted_20_Text">
<text:span text:style-name="NormalTok"><text:s text:c="8"/>itoa</text:span><text:span text:style-name="OperatorTok">(</text:span><text:span text:style-name="NormalTok">radar</text:span><text:span text:style-name="OperatorTok">.</text:span><text:span text:style-name="NormalTok">stationaryTargetDistance</text:span><text:span text:style-name="OperatorTok">(),</text:span><text:span text:style-name="NormalTok"><text:s text:c="1"/>distStr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8"/>itoa</text:span><text:span text:style-name="OperatorTok">(</text:span><text:span text:style-name="NormalTok">radar</text:span><text:span text:style-name="OperatorTok">.</text:span><text:span text:style-name="NormalTok">stationaryTargetEnergy</text:span><text:span text:style-name="OperatorTok">(),</text:span><text:span text:style-name="NormalTok"><text:s text:c="1"/>energyStr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8"/>client</text:span><text:span text:style-name="OperatorTok">.</text:span><text:span text:style-name="NormalTok">publish</text:span><text:span text:style-name="OperatorTok">(</text:span><text:span text:style-name="StringTok">"interruptor/radar/estacionario/distancia"</text:span><text:span text:style-name="OperatorTok">,</text:span><text:span text:style-name="NormalTok"><text:s text:c="1"/>distStr</text:span><text:span text:style-name="OperatorTok">);</text:span>
</text:p>
      <text:p text:style-name="Preformatted_20_Text">
<text:span text:style-name="NormalTok"><text:s text:c="8"/>client</text:span><text:span text:style-name="OperatorTok">.</text:span><text:span text:style-name="NormalTok">publish</text:span><text:span text:style-name="OperatorTok">(</text:span><text:span text:style-name="StringTok">"interruptor/radar/estacionario/energia"</text:span><text:span text:style-name="OperatorTok">,</text:span><text:span text:style-name="NormalTok"><text:s text:c="1"/>energyStr</text:span><text:span text:style-name="OperatorTok">);</text:span>
</text:p>
      <text:p text:style-name="Preformatted_20_Text">
<text:span text:style-name="NormalTok"><text:s text:c="6"/></text:span><text:span text:style-name="OperatorTok">}</text:span>
</text:p>
      <text:p text:style-name="Preformatted_20_Text">
<text:span text:style-name="NormalTok"><text:s text:c="6"/></text:span><text:span text:style-name="ControlFlowTok">if</text:span><text:span text:style-name="NormalTok"><text:s text:c="1"/></text:span><text:span text:style-name="OperatorTok">(</text:span><text:span text:style-name="NormalTok">radar</text:span><text:span text:style-name="OperatorTok">.</text:span><text:span text:style-name="NormalTok">movingTargetDetected</text:span><text:span text:style-name="OperatorTok">()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char</text:span><text:span text:style-name="NormalTok"><text:s text:c="1"/>distStr</text:span><text:span text:style-name="OperatorTok">[</text:span><text:span text:style-name="DecValTok">8</text:span><text:span text:style-name="OperatorTok">],</text:span><text:span text:style-name="NormalTok"><text:s text:c="1"/>energyStr</text:span><text:span text:style-name="OperatorTok">[</text:span><text:span text:style-name="DecValTok">8</text:span><text:span text:style-name="OperatorTok">];</text:span>
</text:p>
      <text:p text:style-name="Preformatted_20_Text">
<text:span text:style-name="NormalTok"><text:s text:c="8"/>itoa</text:span><text:span text:style-name="OperatorTok">(</text:span><text:span text:style-name="NormalTok">radar</text:span><text:span text:style-name="OperatorTok">.</text:span><text:span text:style-name="NormalTok">movingTargetDistance</text:span><text:span text:style-name="OperatorTok">(),</text:span><text:span text:style-name="NormalTok"><text:s text:c="1"/>distStr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8"/>itoa</text:span><text:span text:style-name="OperatorTok">(</text:span><text:span text:style-name="NormalTok">radar</text:span><text:span text:style-name="OperatorTok">.</text:span><text:span text:style-name="NormalTok">movingTargetEnergy</text:span><text:span text:style-name="OperatorTok">(),</text:span><text:span text:style-name="NormalTok"><text:s text:c="1"/>energyStr</text:span><text:span text:style-name="OperatorTok">,</text:span><text:span text:style-name="NormalTok"><text:s text:c="1"/></text:span><text:span text:style-name="DecValTok">10</text:span><text:span text:style-name="OperatorTok">);</text:span>
</text:p>
      <text:p text:style-name="Preformatted_20_Text">
<text:span text:style-name="NormalTok"><text:s text:c="8"/>client</text:span><text:span text:style-name="OperatorTok">.</text:span><text:span text:style-name="NormalTok">publish</text:span><text:span text:style-name="OperatorTok">(</text:span><text:span text:style-name="StringTok">"interruptor/radar/movendo/distancia"</text:span><text:span text:style-name="OperatorTok">,</text:span><text:span text:style-name="NormalTok"><text:s text:c="1"/>distStr</text:span><text:span text:style-name="OperatorTok">);</text:span>
</text:p>
      <text:p text:style-name="Preformatted_20_Text">
<text:span text:style-name="NormalTok"><text:s text:c="8"/>client</text:span><text:span text:style-name="OperatorTok">.</text:span><text:span text:style-name="NormalTok">publish</text:span><text:span text:style-name="OperatorTok">(</text:span><text:span text:style-name="StringTok">"interruptor/radar/movendo/energia"</text:span><text:span text:style-name="OperatorTok">,</text:span><text:span text:style-name="NormalTok"><text:s text:c="1"/>energyStr</text:span><text:span text:style-name="OperatorTok">);</text:span>
</text:p>
      <text:p text:style-name="Preformatted_20_Text">
<text:span text:style-name="NormalTok"><text:s text:c="6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OperatorTok">}</text:span>
</text:p>
      <text:h text:style-name="Heading_20_3" text:outline-level="3"><text:bookmark-start text:name="juntando-todas-as-funções"/>Juntando todas as funções<text:bookmark-end text:name="juntando-todas-as-funções"/></text:h>
      <text:p text:style-name="First_20_paragraph">Com a estrutura modular do código finalizada e todas as funções devidamente declaradas nos arquivos de cabeçalho (<text:span text:style-name="T1">.h</text:span>) e implementadas nos arquivos fonte (<text:span text:style-name="T1">.cpp</text:span>) foi desenvolvido o código principal, responsável por realizar a chamada das funções, utilizando o ambiente Arduino IDE.</text:p>
      <text:p text:style-name="Preformatted_20_Text">
<text:span text:style-name="PreprocessorTok">#include </text:span><text:span text:style-name="ImportTok">"wifi_manager.h"</text:span>
</text:p>
      <text:p text:style-name="Preformatted_20_Text">
<text:span text:style-name="PreprocessorTok">#include </text:span><text:span text:style-name="ImportTok">"mqtt_manager.h"</text:span>
</text:p>
      <text:p text:style-name="Preformatted_20_Text">
<text:span text:style-name="PreprocessorTok">#include </text:span><text:span text:style-name="ImportTok">"radar_sensor.h"</text:span>
</text:p>
      <text:p text:style-name="Preformatted_20_Text">
<text:span text:style-name="PreprocessorTok">#include </text:span><text:span text:style-name="ImportTok">"lux_sensor.h"</text:span>
</text:p>
      <text:p text:style-name="Preformatted_20_Text">
</text:p>
      <text:p text:style-name="Preformatted_20_Text">
<text:span text:style-name="DataTypeTok">void</text:span><text:span text:style-name="NormalTok"><text:s text:c="1"/>setup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Serial</text:span><text:span text:style-name="OperatorTok">.</text:span><text:span text:style-name="NormalTok">begin</text:span><text:span text:style-name="OperatorTok">(</text:span><text:span text:style-name="DecValTok">115200</text:span><text:span text:style-name="OperatorTok">);</text:span>
</text:p>
      <text:p text:style-name="Preformatted_20_Text">
<text:span text:style-name="NormalTok"><text:s text:c="2"/>connectToWiFi</text:span><text:span text:style-name="OperatorTok">();</text:span>
</text:p>
      <text:p text:style-name="Preformatted_20_Text">
<text:span text:style-name="NormalTok"><text:s text:c="2"/>setupMQTT</text:span><text:span text:style-name="OperatorTok">();</text:span>
</text:p>
      <text:p text:style-name="Preformatted_20_Text">
<text:span text:style-name="NormalTok"><text:s text:c="2"/>initLuxSensor</text:span><text:span text:style-name="OperatorTok">();</text:span>
</text:p>
      <text:p text:style-name="Preformatted_20_Text">
<text:span text:style-name="NormalTok"><text:s text:c="2"/>initRadar</text:span><text:span text:style-name="OperatorTok">();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void</text:span><text:span text:style-name="NormalTok"><text:s text:c="1"/>loop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mqttLoop</text:span><text:span text:style-name="OperatorTok">();</text:span>
</text:p>
      <text:p text:style-name="Preformatted_20_Text">
<text:span text:style-name="NormalTok"><text:s text:c="2"/>readAndPublishLux</text:span><text:span text:style-name="OperatorTok">();</text:span>
</text:p>
      <text:p text:style-name="Preformatted_20_Text">
<text:span text:style-name="NormalTok"><text:s text:c="2"/>readAndPublishRadar</text:span><text:span text:style-name="OperatorTok">();</text:span>
</text:p>
      <text:p text:style-name="Preformatted_20_Text">
<text:span text:style-name="OperatorTok">}</text:span>
</text:p>
      <text:h text:style-name="Heading_20_3" text:outline-level="3"><text:bookmark-start text:name="recebendo-os-dados-no-ha"/>Recebendo os dados no HA<text:bookmark-end text:name="recebendo-os-dados-no-ha"/></text:h>
      <text:p text:style-name="First_20_paragraph">Com o <text:span text:style-name="T1">addon</text:span> Mosquitto MQTT instalado no Home Assistant (HA), as entidades são adicionadas por meio da edição do arquivo <text:span text:style-name="T1">configuration.yaml</text:span>, onde os sensores são configurados conforme a documentação oficial do Home Assistant.</text:p>
      <text:h text:style-name="Heading_20_4" text:outline-level="4"><text:bookmark-start text:name="definindo-os-sensores-em-yaml."/>Definindo os sensores em YAML.<text:bookmark-end text:name="definindo-os-sensores-em-yaml."/></text:h>
      <text:p text:style-name="First_20_paragraph">Sensores MQTT são definidos em uma estrutura YAML, na qual se atribuem um nome amigável, um identificador único para a entidade no HA e o tópico MQTT que fornece os dados do sensor.</text:p>
      <text:p text:style-name="Text_20_body">Declara-se um sensor para cada tópico MQTT previamente configurado no ESP.</text:p>
      <text:p text:style-name="Preformatted_20_Text">
<text:span text:style-name="FunctionTok">mqtt</text:span><text:span text:style-name="KeywordTok">:</text:span>
</text:p>
      <text:p text:style-name="Preformatted_20_Text">
<text:span text:style-name="AttributeTok"><text:s text:c="2"/></text:span><text:span text:style-name="FunctionTok">sensor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Lux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lux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lux"</text:span>
</text:p>
      <text:p text:style-name="Preformatted_20_Text">
<text:span text:style-name="AttributeTok"><text:s text:c="6"/></text:span><text:span text:style-name="FunctionTok">device_class</text:span><text:span text:style-name="KeywordTok">:</text:span><text:span text:style-name="AttributeTok"><text:s text:c="1"/>illuminance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Estacionária Distânci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est_dis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/estacionario/distancia"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Estacionária Energi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est_ene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/estacionario/energia"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Em Movimento Distânci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mov_dis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/movendo/distancia"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Em Movimento Energi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mov_ene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/movendo/energia"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Presença Detectad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mov_pre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radar"</text:span>
</text:p>
      <text:p text:style-name="First_20_paragraph">Com os dados armazenados nas entidades, eles podem ser utilizados de diversas formas no (HA). Para os propósitos deste projeto, o foco será na criação de automações.</text:p>
      <text:h text:style-name="Heading_20_3" text:outline-level="3"><text:bookmark-start text:name="automações"/>Automações<text:bookmark-end text:name="automações"/></text:h>
      <text:p text:style-name="First_20_paragraph">As automações no HA podem ser definidas diretamente no arquivo <text:span text:style-name="T1">automations.yaml</text:span> ou utilizando o editor de blocos visual disponível na interface do HA.</text:p>
      <text:h text:style-name="Heading_20_4" text:outline-level="4"><text:bookmark-start text:name="switch-para-a-lâmpada"/><text:span text:style-name="T1">Switch</text:span> para a lâmpada<text:bookmark-end text:name="switch-para-a-lâmpada"/></text:h>
      <text:p text:style-name="First_20_paragraph">Foi criada uma automação com o objetivo de ligar e desligar a lâmpada com base no estado do sensor de presença. Para isso, é necessário configurar um <text:span text:style-name="T1">switch</text:span> MQTT, declarado no arquivo <text:span text:style-name="T1">configuration.yaml</text:span>, da seguinte forma:</text:p>
      <text:p text:style-name="Preformatted_20_Text">
<text:span text:style-name="FunctionTok">mqtt</text:span><text:span text:style-name="KeywordTok">:</text:span>
</text:p>
      <text:p text:style-name="Preformatted_20_Text">
<text:span text:style-name="AttributeTok"><text:s text:c="2"/></text:span><text:span text:style-name="FunctionTok">switch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Lampad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lampada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interruptor/switch"</text:span>
</text:p>
      <text:p text:style-name="Preformatted_20_Text">
<text:span text:style-name="AttributeTok"><text:s text:c="6"/></text:span><text:span text:style-name="FunctionTok">command_topic</text:span><text:span text:style-name="KeywordTok">:</text:span><text:span text:style-name="AttributeTok"><text:s text:c="1"/></text:span><text:span text:style-name="StringTok">"interruptor/switch"</text:span>
</text:p>
      <text:p text:style-name="Preformatted_20_Text">
<text:span text:style-name="AttributeTok"><text:s text:c="6"/></text:span><text:span text:style-name="FunctionTok">payload_on</text:span><text:span text:style-name="KeywordTok">:</text:span><text:span text:style-name="AttributeTok"><text:s text:c="1"/></text:span><text:span text:style-name="StringTok">"1"</text:span>
</text:p>
      <text:p text:style-name="Preformatted_20_Text">
<text:span text:style-name="AttributeTok"><text:s text:c="6"/></text:span><text:span text:style-name="FunctionTok">payload_off</text:span><text:span text:style-name="KeywordTok">:</text:span><text:span text:style-name="AttributeTok"><text:s text:c="1"/></text:span><text:span text:style-name="StringTok">"0"</text:span>
</text:p>
      <text:p text:style-name="First_20_paragraph">Com essa configuração, é criada uma entidade do tipo <text:span text:style-name="T1">switch</text:span> que publica o valor <text:span text:style-name="T1">"1"</text:span> no tópico <text:span text:style-name="Source_Text">interruptor/switch</text:span> quando está ligada, e <text:span text:style-name="T1">"0"</text:span> quando está desligada.</text:p>
      <text:p text:style-name="Text_20_body">Devido à natureza do MQTT, caso o estado seja alterado por outro dispositivo ou por outro processo dentro do HA, a entidade será atualizada automaticamente para refletir essa mudança.</text:p>
      <text:p text:style-name="Text_20_body">Com a entidade devidamente configurada, foram criadas duas automações: uma para ligar o <text:span text:style-name="T1">switch</text:span> quando for detectada presença, e outra para desligá-lo após um tempo arbitrário sem detecção de presença.</text:p>
      <text:p text:style-name="Preformatted_20_Text">
<text:span text:style-name="FunctionTok">id</text:span><text:span text:style-name="KeywordTok">:</text:span><text:span text:style-name="AttributeTok"><text:s text:c="1"/></text:span><text:span text:style-name="StringTok">'1743357707824'</text:span>
</text:p>
      <text:p text:style-name="Preformatted_20_Text">
<text:span text:style-name="AttributeTok"><text:s text:c="2"/></text:span><text:span text:style-name="FunctionTok">alias</text:span><text:span text:style-name="KeywordTok">:</text:span><text:span text:style-name="AttributeTok"><text:s text:c="1"/>Detector de Presença (Ligar)</text:span>
</text:p>
      <text:p text:style-name="Preformatted_20_Text">
<text:span text:style-name="AttributeTok"><text:s text:c="2"/></text:span><text:span text:style-name="FunctionTok">description</text:span><text:span text:style-name="KeywordTok">:</text:span><text:span text:style-name="AttributeTok"><text:s text:c="1"/>Liga a lampada se presença detectada</text:span>
</text:p>
      <text:p text:style-name="Preformatted_20_Text">
<text:span text:style-name="AttributeTok"><text:s text:c="2"/></text:span><text:span text:style-name="FunctionTok">trigger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entity_id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sensor.presenca_detectada</text:span>
</text:p>
      <text:p text:style-name="Preformatted_20_Text">
<text:span text:style-name="AttributeTok"><text:s text:c="4"/></text:span><text:span text:style-name="FunctionTok">from</text:span><text:span text:style-name="KeywordTok">:</text:span><text:span text:style-name="AttributeTok"><text:s text:c="1"/>Presença Não Detectada</text:span>
</text:p>
      <text:p text:style-name="Preformatted_20_Text">
<text:span text:style-name="AttributeTok"><text:s text:c="4"/></text:span><text:span text:style-name="FunctionTok">to</text:span><text:span text:style-name="KeywordTok">:</text:span><text:span text:style-name="AttributeTok"><text:s text:c="1"/>Precença Detectada</text:span>
</text:p>
      <text:p text:style-name="Preformatted_20_Text">
<text:span text:style-name="AttributeTok"><text:s text:c="4"/></text:span><text:span text:style-name="FunctionTok">trigger</text:span><text:span text:style-name="KeywordTok">:</text:span><text:span text:style-name="AttributeTok"><text:s text:c="1"/>state</text:span>
</text:p>
      <text:p text:style-name="Preformatted_20_Text">
<text:span text:style-name="AttributeTok"><text:s text:c="2"/></text:span><text:span text:style-name="FunctionTok">conditions</text:span><text:span text:style-name="KeywordTok">:</text:span><text:span text:style-name="AttributeTok"><text:s text:c="1"/></text:span><text:span text:style-name="KeywordTok">[]</text:span>
</text:p>
      <text:p text:style-name="Preformatted_20_Text">
<text:span text:style-name="AttributeTok"><text:s text:c="2"/></text:span><text:span text:style-name="FunctionTok">act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action</text:span><text:span text:style-name="KeywordTok">:</text:span><text:span text:style-name="AttributeTok"><text:s text:c="1"/>switch.turn_on</text:span>
</text:p>
      <text:p text:style-name="Preformatted_20_Text">
<text:span text:style-name="AttributeTok"><text:s text:c="4"/></text:span><text:span text:style-name="FunctionTok">meta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4"/></text:span><text:span text:style-name="FunctionTok">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4"/></text:span><text:span text:style-name="FunctionTok">target</text:span><text:span text:style-name="KeywordTok">:</text:span>
</text:p>
      <text:p text:style-name="Preformatted_20_Text">
<text:span text:style-name="AttributeTok"><text:s text:c="6"/></text:span><text:span text:style-name="FunctionTok">entity_id</text:span><text:span text:style-name="KeywordTok">:</text:span><text:span text:style-name="AttributeTok"><text:s text:c="1"/>switch.lampada</text:span>
</text:p>
      <text:p text:style-name="Preformatted_20_Text">
<text:span text:style-name="AttributeTok"><text:s text:c="2"/></text:span><text:span text:style-name="FunctionTok">mode</text:span><text:span text:style-name="KeywordTok">:</text:span><text:span text:style-name="AttributeTok"><text:s text:c="1"/>single</text:span>
</text:p>
      <text:p text:style-name="Preformatted_20_Text">
<text:span text:style-name="KeywordTok">-</text:span><text:span text:style-name="AttributeTok"><text:s text:c="1"/></text:span><text:span text:style-name="FunctionTok">id</text:span><text:span text:style-name="KeywordTok">:</text:span><text:span text:style-name="AttributeTok"><text:s text:c="1"/></text:span><text:span text:style-name="StringTok">'1745710625710'</text:span>
</text:p>
      <text:p text:style-name="Preformatted_20_Text">
<text:span text:style-name="AttributeTok"><text:s text:c="2"/></text:span><text:span text:style-name="FunctionTok">alias</text:span><text:span text:style-name="KeywordTok">:</text:span><text:span text:style-name="AttributeTok"><text:s text:c="1"/>Sensor de Presença (Desligar)</text:span>
</text:p>
      <text:p text:style-name="Preformatted_20_Text">
<text:span text:style-name="AttributeTok"><text:s text:c="2"/></text:span><text:span text:style-name="FunctionTok">description</text:span><text:span text:style-name="KeywordTok">:</text:span><text:span text:style-name="AttributeTok"><text:s text:c="1"/>Desliga a lampada se presença não detectada</text:span>
</text:p>
      <text:p text:style-name="Preformatted_20_Text">
<text:span text:style-name="AttributeTok"><text:s text:c="2"/></text:span><text:span text:style-name="FunctionTok">trigger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entity_id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sensor.presenca_detectada</text:span>
</text:p>
      <text:p text:style-name="Preformatted_20_Text">
<text:span text:style-name="AttributeTok"><text:s text:c="4"/></text:span><text:span text:style-name="FunctionTok">to</text:span><text:span text:style-name="KeywordTok">:</text:span><text:span text:style-name="AttributeTok"><text:s text:c="1"/>Presença Não Detectada</text:span>
</text:p>
      <text:p text:style-name="Preformatted_20_Text">
<text:span text:style-name="AttributeTok"><text:s text:c="4"/></text:span><text:span text:style-name="FunctionTok">trigger</text:span><text:span text:style-name="KeywordTok">:</text:span><text:span text:style-name="AttributeTok"><text:s text:c="1"/>state</text:span>
</text:p>
      <text:p text:style-name="Preformatted_20_Text">
<text:span text:style-name="AttributeTok"><text:s text:c="4"/></text:span><text:span text:style-name="FunctionTok">from</text:span><text:span text:style-name="KeywordTok">:</text:span><text:span text:style-name="AttributeTok"><text:s text:c="1"/>Presença Detectada</text:span>
</text:p>
      <text:p text:style-name="Preformatted_20_Text">
<text:span text:style-name="AttributeTok"><text:s text:c="4"/></text:span><text:span text:style-name="FunctionTok">for</text:span><text:span text:style-name="KeywordTok">:</text:span>
</text:p>
      <text:p text:style-name="Preformatted_20_Text">
<text:span text:style-name="AttributeTok"><text:s text:c="6"/></text:span><text:span text:style-name="FunctionTok">hours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6"/></text:span><text:span text:style-name="FunctionTok">minutes</text:span><text:span text:style-name="KeywordTok">:</text:span><text:span text:style-name="AttributeTok"><text:s text:c="1"/></text:span><text:span text:style-name="DecValTok">3</text:span>
</text:p>
      <text:p text:style-name="Preformatted_20_Text">
<text:span text:style-name="AttributeTok"><text:s text:c="6"/></text:span><text:span text:style-name="FunctionTok">seconds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2"/></text:span><text:span text:style-name="FunctionTok">conditions</text:span><text:span text:style-name="KeywordTok">:</text:span><text:span text:style-name="AttributeTok"><text:s text:c="1"/></text:span><text:span text:style-name="KeywordTok">[]</text:span>
</text:p>
      <text:p text:style-name="Preformatted_20_Text">
<text:span text:style-name="AttributeTok"><text:s text:c="2"/></text:span><text:span text:style-name="FunctionTok">act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action</text:span><text:span text:style-name="KeywordTok">:</text:span><text:span text:style-name="AttributeTok"><text:s text:c="1"/>switch.turn_off</text:span>
</text:p>
      <text:p text:style-name="Preformatted_20_Text">
<text:span text:style-name="AttributeTok"><text:s text:c="4"/></text:span><text:span text:style-name="FunctionTok">meta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4"/></text:span><text:span text:style-name="FunctionTok">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4"/></text:span><text:span text:style-name="FunctionTok">target</text:span><text:span text:style-name="KeywordTok">:</text:span>
</text:p>
      <text:p text:style-name="Preformatted_20_Text">
<text:span text:style-name="AttributeTok"><text:s text:c="6"/></text:span><text:span text:style-name="FunctionTok">entity_id</text:span><text:span text:style-name="KeywordTok">:</text:span><text:span text:style-name="AttributeTok"><text:s text:c="1"/>switch.lampada</text:span>
</text:p>
      <text:p text:style-name="Preformatted_20_Text">
<text:span text:style-name="AttributeTok"><text:s text:c="2"/></text:span><text:span text:style-name="FunctionTok">mode</text:span><text:span text:style-name="KeywordTok">:</text:span><text:span text:style-name="AttributeTok"><text:s text:c="1"/>single</text:span>
</text:p>
      <text:p text:style-name="First_20_paragraph">Ao inscrever o ESP neste tópico, torna-se possível monitorar e reagir às mudanças de estado publicadas.</text:p>
      <text:p text:style-name="Text_20_body">Na função <text:span text:style-name="T1">setupMQTT()</text:span></text:p>
      <text:p text:style-name="Preformatted_20_Text">
<text:span text:style-name="DataTypeTok">void</text:span><text:span text:style-name="NormalTok"><text:s text:c="1"/>setupMQTT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client</text:span><text:span text:style-name="OperatorTok">.</text:span><text:span text:style-name="NormalTok">subscribe</text:span><text:span text:style-name="OperatorTok">(</text:span><text:span text:style-name="StringTok">"interruptor/switch"</text:span><text:span text:style-name="OperatorTok">);</text:span>
</text:p>
      <text:p text:style-name="Preformatted_20_Text">
<text:span text:style-name="OperatorTok">}</text:span>
</text:p>
      <text:p text:style-name="First_20_paragraph">Para controlar a lâmpada por meio de um relé, é utilizada uma estrutura condicional <text:span text:style-name="T1">if</text:span> dentro da função <text:span text:style-name="Source_Text">callback()</text:span>. Nessa função, a comparação entre a variável <text:span text:style-name="T1">topic</text:span> e o tópico definido no HA é feita utilizando a função <text:span text:style-name="T1">strcmp()</text:span>. O valor da mensagem (<text:span text:style-name="T1">message</text:span>) é então verificado, e, com base nesse valor, a função <text:span text:style-name="T1">digitalWrite()</text:span> altera o estado lógico do pino conectado ao relé.</text:p>
      <text:p text:style-name="Text_20_body">Na função <text:span text:style-name="T1">callback()</text:span></text:p>
      <text:p text:style-name="Preformatted_20_Text">
<text:span text:style-name="AttributeTok">const</text:span><text:span text:style-name="NormalTok"><text:s text:c="1"/></text:span><text:span text:style-name="DataTypeTok">int</text:span><text:span text:style-name="NormalTok"><text:s text:c="1"/>pinoRELE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void</text:span><text:span text:style-name="NormalTok"><text:s text:c="1"/>callback</text:span><text:span text:style-name="OperatorTok">(</text:span><text:span text:style-name="DataTypeTok">char</text:span><text:span text:style-name="OperatorTok">*</text:span><text:span text:style-name="NormalTok"><text:s text:c="1"/>topic</text:span><text:span text:style-name="OperatorTok">,</text:span><text:span text:style-name="NormalTok"><text:s text:c="1"/>byte</text:span><text:span text:style-name="OperatorTok">*</text:span><text:span text:style-name="NormalTok"><text:s text:c="1"/>payload</text:span><text:span text:style-name="OperatorTok">,</text:span><text:span text:style-name="NormalTok"><text:s text:c="1"/></text:span><text:span text:style-name="DataTypeTok">unsigned</text:span><text:span text:style-name="NormalTok"><text:s text:c="1"/></text:span><text:span text:style-name="DataTypeTok">int</text:span><text:span text:style-name="NormalTok"><text:s text:c="1"/>length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String message </text:span><text:span text:style-name="OperatorTok">=</text:span><text:span text:style-name="NormalTok"><text:s text:c="1"/></text:span><text:span text:style-name="StringTok">""</text:span><text:span text:style-name="OperatorTok">;</text:span>
</text:p>
      <text:p text:style-name="Preformatted_20_Text">
<text:span text:style-name="NormalTok"><text:s text:c="4"/></text:span><text:span text:style-name="ControlFlowTok">for</text:span><text:span text:style-name="NormalTok"><text:s text:c="1"/></text:span><text:span text:style-name="OperatorTok">(</text:span><text:span text:style-name="DataTypeTok">unsigned</text:span><text:span text:style-name="NormalTok"><text:s text:c="1"/>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length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8"/>message </text:span><text:span text:style-name="OperatorTok">+=</text:span><text:span text:style-name="NormalTok"><text:s text:c="1"/></text:span><text:span text:style-name="OperatorTok">(</text:span><text:span text:style-name="DataTypeTok">char</text:span><text:span text:style-name="OperatorTok">)</text:span><text:span text:style-name="NormalTok">payload</text:span><text:span text:style-name="OperatorTok">[</text:span><text:span text:style-name="NormalTok">i</text:span><text:span text:style-name="OperatorTok">]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strcmp</text:span><text:span text:style-name="OperatorTok">(</text:span><text:span text:style-name="NormalTok">topic</text:span><text:span text:style-name="OperatorTok">,</text:span><text:span text:style-name="NormalTok"><text:s text:c="1"/></text:span><text:span text:style-name="StringTok">"interruptor/switch"</text:span><text:span text:style-name="OperatorTok">)</text:span><text:span text:style-name="NormalTok"><text:s text:c="1"/></text:span><text:span text:style-name="OperatorTok">==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ControlFlowTok">if</text:span><text:span text:style-name="NormalTok"><text:s text:c="1"/></text:span><text:span text:style-name="OperatorTok">(</text:span><text:span text:style-name="NormalTok">message </text:span><text:span text:style-name="OperatorTok">==</text:span><text:span text:style-name="NormalTok"><text:s text:c="1"/></text:span><text:span text:style-name="StringTok">"1"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digitalWrite</text:span><text:span text:style-name="OperatorTok">(</text:span><text:span text:style-name="NormalTok">pinoRELE</text:span><text:span text:style-name="OperatorTok">,</text:span><text:span text:style-name="NormalTok"><text:s text:c="1"/>HIGH</text:span><text:span text:style-name="OperatorTok">);</text:span>
</text:p>
      <text:p text:style-name="Preformatted_20_Text">
<text:span text:style-name="NormalTok"><text:s text:c="8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</text:span><text:span text:style-name="NormalTok">message </text:span><text:span text:style-name="OperatorTok">==</text:span><text:span text:style-name="NormalTok"><text:s text:c="1"/></text:span><text:span text:style-name="StringTok">"0"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digitalWrite</text:span><text:span text:style-name="OperatorTok">(</text:span><text:span text:style-name="NormalTok">pinoRELE</text:span><text:span text:style-name="OperatorTok">,</text:span><text:span text:style-name="NormalTok"><text:s text:c="1"/>LOW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h text:style-name="Heading_20_4" text:outline-level="4"><text:bookmark-start text:name="controle-de-brilho-da-lâmpada"/>Controle de brilho da lâmpada<text:bookmark-end text:name="controle-de-brilho-da-lâmpada"/></text:h>
      <text:p text:style-name="First_20_paragraph">Utilizando os valores lidos e publicados no tópico do sensor de luminosidade, é possível automatizar o controle do brilho da lâmpada.</text:p>
      <text:p text:style-name="Text_20_body">Foi adicionada uma entidade do tipo <text:span text:style-name="T1">number</text:span> no arquivo <text:span text:style-name="T1">configuration.yaml</text:span>, responsável por publicar e receber dados no tópico específico.</text:p>
      <text:p text:style-name="Preformatted_20_Text">
<text:span text:style-name="FunctionTok">mqtt</text:span><text:span text:style-name="KeywordTok">:</text:span>
</text:p>
      <text:p text:style-name="Preformatted_20_Text">
<text:span text:style-name="AttributeTok"><text:s text:c="2"/></text:span><text:span text:style-name="FunctionTok">number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Brilho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mqtt_slider_Brilho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lampada/brilho"</text:span>
</text:p>
      <text:p text:style-name="Preformatted_20_Text">
<text:span text:style-name="AttributeTok"><text:s text:c="6"/></text:span><text:span text:style-name="FunctionTok">command_topic</text:span><text:span text:style-name="KeywordTok">:</text:span><text:span text:style-name="AttributeTok"><text:s text:c="1"/></text:span><text:span text:style-name="StringTok">"lampada/brilho"</text:span>
</text:p>
      <text:p text:style-name="Preformatted_20_Text">
<text:span text:style-name="AttributeTok"><text:s text:c="6"/></text:span><text:span text:style-name="FunctionTok">min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6"/></text:span><text:span text:style-name="FunctionTok">max</text:span><text:span text:style-name="KeywordTok">:</text:span><text:span text:style-name="AttributeTok"><text:s text:c="1"/></text:span><text:span text:style-name="DecValTok">100</text:span>
</text:p>
      <text:p text:style-name="Preformatted_20_Text">
<text:span text:style-name="AttributeTok"><text:s text:c="6"/></text:span><text:span text:style-name="FunctionTok">step</text:span><text:span text:style-name="KeywordTok">:</text:span><text:span text:style-name="AttributeTok"><text:s text:c="1"/></text:span><text:span text:style-name="DecValTok">1</text:span>
</text:p>
      <text:p text:style-name="Preformatted_20_Text">
<text:span text:style-name="AttributeTok"><text:s text:c="6"/></text:span><text:span text:style-name="FunctionTok">retain</text:span><text:span text:style-name="KeywordTok">:</text:span><text:span text:style-name="AttributeTok"><text:s text:c="1"/></text:span><text:span text:style-name="CharTok">false</text:span>
</text:p>
      <text:p text:style-name="Preformatted_20_Text">
<text:span text:style-name="AttributeTok"><text:s text:c="6"/></text:span><text:span text:style-name="FunctionTok">unit_of_measurement</text:span><text:span text:style-name="KeywordTok">:</text:span><text:span text:style-name="AttributeTok"><text:s text:c="1"/></text:span><text:span text:style-name="StringTok">"%"</text:span>
</text:p>
      <text:p text:style-name="First_20_paragraph">Foi criada uma automação usando a fórmula sugerida nos fórums do HA <text:note text:id="ftn4" text:note-class="footnote"><text:note-citation>5</text:note-citation><text:note-body><text:p text:style-name="Footnote"><text:a xlink:type="simple" xlink:href="https://community.home-assistant.io/t/dim-lights-as-lumens-increases/182065/15" office:name=""><text:span text:style-name="Definition">https://community.home-assistant.io/t/dim-lights-as-lumens-increases/182065/15</text:span></text:a></text:p></text:note-body></text:note> e usando como base o <text:span text:style-name="T1">blueprint</text:span> <text:note text:id="ftn5" text:note-class="footnote"><text:note-citation>6</text:note-citation><text:note-body><text:p text:style-name="Footnote"><text:a xlink:type="simple" xlink:href="https://community.home-assistant.io/t/smart-lux-dimmer-adjust-light-brightness-depending-on-light-sensor-value/403646" office:name=""><text:span text:style-name="Definition">https://community.home-assistant.io/t/smart-lux-dimmer-adjust-light-brightness-depending-on-light-sensor-value/403646</text:span></text:a></text:p></text:note-body></text:note></text:p>
      <text:p text:style-name="Text_20_body"><draw:frame draw:style-name="fr2" text:anchor-type="paragraph"><draw:object xlink:href="Formula-0/" xlink:type="simple" xlink:show="embed" xlink:actuate="onLoad"/></draw:frame></text:p>
      <text:p text:style-name="Text_20_body">No arquivo <text:span text:style-name="T1">automations.yaml</text:span> Onde são definidas as variáveis <text:span text:style-name="T1">maxB</text:span>, que representa o valor de lux no qual o brilho é configurado em 0 (correspondente à variável <text:span text:style-name="T1">light_value_1</text:span>), e <text:span text:style-name="Source_Text">minB</text:span>, que é o valor de lux onde o brilho atinge 100% (definido pela variável <text:span text:style-name="T1">light_value_2</text:span>).</text:p>
      <text:p text:style-name="Text_20_body"><draw:frame draw:style-name="fr2" text:anchor-type="paragraph"><draw:object xlink:href="Formula-2/" xlink:type="simple" xlink:show="embed" xlink:actuate="onLoad"/></draw:frame></text:p>
      <text:p text:style-name="Text_20_body">e a constante pela formula:</text:p>
      <text:p text:style-name="Text_20_body"><draw:frame draw:style-name="fr2" text:anchor-type="paragraph"><draw:object xlink:href="Formula-4/" xlink:type="simple" xlink:show="embed" xlink:actuate="onLoad"/></draw:frame></text:p>
      <text:p text:style-name="Preformatted_20_Text">
<text:span text:style-name="KeywordTok">-</text:span><text:span text:style-name="AttributeTok"><text:s text:c="1"/></text:span><text:span text:style-name="FunctionTok">id</text:span><text:span text:style-name="KeywordTok">:</text:span><text:span text:style-name="AttributeTok"><text:s text:c="1"/></text:span><text:span text:style-name="StringTok">'1745186830191'</text:span>
</text:p>
      <text:p text:style-name="Preformatted_20_Text">
<text:span text:style-name="AttributeTok"><text:s text:c="2"/></text:span><text:span text:style-name="FunctionTok">alias</text:span><text:span text:style-name="KeywordTok">:</text:span><text:span text:style-name="AttributeTok"><text:s text:c="1"/>Dimmer</text:span>
</text:p>
      <text:p text:style-name="Preformatted_20_Text">
<text:span text:style-name="AttributeTok"><text:s text:c="2"/></text:span><text:span text:style-name="FunctionTok">description</text:span><text:span text:style-name="KeywordTok">:</text:span><text:span text:style-name="AttributeTok"><text:s text:c="1"/>Configura Brilho baseado em um valor alvo</text:span>
</text:p>
      <text:p text:style-name="Preformatted_20_Text">
<text:span text:style-name="AttributeTok"><text:s text:c="2"/></text:span><text:span text:style-name="FunctionTok">trigger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entity_id</text:span><text:span text:style-name="KeywordTok">:</text:span><text:span text:style-name="AttributeTok"><text:s text:c="1"/>sensor.lux</text:span>
</text:p>
      <text:p text:style-name="Preformatted_20_Text">
<text:span text:style-name="AttributeTok"><text:s text:c="4"/></text:span><text:span text:style-name="FunctionTok">trigger</text:span><text:span text:style-name="KeywordTok">:</text:span><text:span text:style-name="AttributeTok"><text:s text:c="1"/>state</text:span>
</text:p>
      <text:p text:style-name="Preformatted_20_Text">
<text:span text:style-name="AttributeTok"><text:s text:c="2"/></text:span><text:span text:style-name="FunctionTok">condit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condition</text:span><text:span text:style-name="KeywordTok">:</text:span><text:span text:style-name="AttributeTok"><text:s text:c="1"/>numeric_state</text:span>
</text:p>
      <text:p text:style-name="Preformatted_20_Text">
<text:span text:style-name="AttributeTok"><text:s text:c="4"/></text:span><text:span text:style-name="FunctionTok">entity_id</text:span><text:span text:style-name="KeywordTok">:</text:span><text:span text:style-name="AttributeTok"><text:s text:c="1"/>sensor.lux</text:span>
</text:p>
      <text:p text:style-name="Preformatted_20_Text">
<text:span text:style-name="AttributeTok"><text:s text:c="4"/></text:span><text:span text:style-name="FunctionTok">above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2"/></text:span><text:span text:style-name="FunctionTok">act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target</text:span><text:span text:style-name="KeywordTok">:</text:span>
</text:p>
      <text:p text:style-name="Preformatted_20_Text">
<text:span text:style-name="AttributeTok"><text:s text:c="6"/></text:span><text:span text:style-name="FunctionTok">entity_id</text:span><text:span text:style-name="KeywordTok">:</text:span><text:span text:style-name="AttributeTok"><text:s text:c="1"/>number.brilho</text:span>
</text:p>
      <text:p text:style-name="Preformatted_20_Text">
<text:span text:style-name="AttributeTok"><text:s text:c="4"/></text:span><text:span text:style-name="FunctionTok">data</text:span><text:span text:style-name="KeywordTok">:</text:span>
</text:p>
      <text:p text:style-name="Preformatted_20_Text">
<text:span text:style-name="AttributeTok"><text:s text:c="6"/></text:span><text:span text:style-name="FunctionTok">value</text:span><text:span text:style-name="KeywordTok">:</text:span><text:span text:style-name="AttributeTok"><text:s text:c="1"/></text:span><text:span text:style-name="StringTok">"{% if states(light_sensor)|int &gt; maxB %}</text:span><text:span text:style-name="SpecialCharTok">\n</text:span><text:span text:style-name="StringTok"><text:s text:c="2"/>0</text:span><text:span text:style-name="SpecialCharTok">\n</text:span><text:span text:style-name="StringTok">{% else %}</text:span><text:span text:style-name="SpecialCharTok">\n</text:span><text:span text:style-name="StringTok"><text:s text:c="2"/>{{ (( slope</text:span>
</text:p>
      <text:p text:style-name="Preformatted_20_Text">
<text:span text:style-name="StringTok"><text:s text:c="8"/>* states(light_sensor)|int ) + constant)|round }}</text:span><text:span text:style-name="SpecialCharTok">\n</text:span><text:span text:style-name="StringTok">{% endif %}</text:span><text:span text:style-name="SpecialCharTok">\n</text:span><text:span text:style-name="StringTok">"</text:span>
</text:p>
      <text:p text:style-name="Preformatted_20_Text">
<text:span text:style-name="AttributeTok"><text:s text:c="4"/></text:span><text:span text:style-name="FunctionTok">action</text:span><text:span text:style-name="KeywordTok">:</text:span><text:span text:style-name="AttributeTok"><text:s text:c="1"/>number.set_value</text:span>
</text:p>
      <text:p text:style-name="Preformatted_20_Text">
<text:span text:style-name="AttributeTok"><text:s text:c="2"/></text:span><text:span text:style-name="FunctionTok">variables</text:span><text:span text:style-name="KeywordTok">:</text:span>
</text:p>
      <text:p text:style-name="Preformatted_20_Text">
<text:span text:style-name="AttributeTok"><text:s text:c="4"/></text:span><text:span text:style-name="FunctionTok">light_sensor</text:span><text:span text:style-name="KeywordTok">:</text:span><text:span text:style-name="AttributeTok"><text:s text:c="1"/>sensor.lux</text:span>
</text:p>
      <text:p text:style-name="Preformatted_20_Text">
<text:span text:style-name="AttributeTok"><text:s text:c="4"/></text:span><text:span text:style-name="FunctionTok">maxB</text:span><text:span text:style-name="KeywordTok">:</text:span><text:span text:style-name="AttributeTok"><text:s text:c="1"/></text:span><text:span text:style-name="DecValTok">400</text:span>
</text:p>
      <text:p text:style-name="Preformatted_20_Text">
<text:span text:style-name="AttributeTok"><text:s text:c="4"/></text:span><text:span text:style-name="FunctionTok">minB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4"/></text:span><text:span text:style-name="FunctionTok">light_value_1</text:span><text:span text:style-name="KeywordTok">:</text:span><text:span text:style-name="AttributeTok"><text:s text:c="1"/></text:span><text:span text:style-name="DecValTok">0</text:span>
</text:p>
      <text:p text:style-name="Preformatted_20_Text">
<text:span text:style-name="AttributeTok"><text:s text:c="4"/></text:span><text:span text:style-name="FunctionTok">light_value_2</text:span><text:span text:style-name="KeywordTok">:</text:span><text:span text:style-name="AttributeTok"><text:s text:c="1"/></text:span><text:span text:style-name="DecValTok">100</text:span>
</text:p>
      <text:p text:style-name="Preformatted_20_Text">
<text:span text:style-name="AttributeTok"><text:s text:c="4"/></text:span><text:span text:style-name="FunctionTok">light1</text:span><text:span text:style-name="KeywordTok">:</text:span><text:span text:style-name="AttributeTok"><text:s text:c="1"/></text:span><text:span text:style-name="StringTok">'{{ light_value_1 * 1 }}'</text:span>
</text:p>
      <text:p text:style-name="Preformatted_20_Text">
<text:span text:style-name="AttributeTok"><text:s text:c="4"/></text:span><text:span text:style-name="FunctionTok">light2</text:span><text:span text:style-name="KeywordTok">:</text:span><text:span text:style-name="AttributeTok"><text:s text:c="1"/></text:span><text:span text:style-name="StringTok">'{{ light_value_2 * 1 }}'</text:span>
</text:p>
      <text:p text:style-name="Preformatted_20_Text">
<text:span text:style-name="AttributeTok"><text:s text:c="4"/></text:span><text:span text:style-name="FunctionTok">slope</text:span><text:span text:style-name="KeywordTok">:</text:span><text:span text:style-name="AttributeTok"><text:s text:c="1"/></text:span><text:span text:style-name="StringTok">'{{ ( light1 - light2 ) / ( maxB - minB ) }}'</text:span>
</text:p>
      <text:p text:style-name="Preformatted_20_Text">
<text:span text:style-name="AttributeTok"><text:s text:c="4"/></text:span><text:span text:style-name="FunctionTok">constant</text:span><text:span text:style-name="KeywordTok">:</text:span><text:span text:style-name="AttributeTok"><text:s text:c="1"/></text:span><text:span text:style-name="StringTok">'{{ light1 - ( slope * maxB ) }}'</text:span>
</text:p>
      <text:p text:style-name="Preformatted_20_Text">
<text:span text:style-name="AttributeTok"><text:s text:c="2"/></text:span><text:span text:style-name="FunctionTok">mode</text:span><text:span text:style-name="KeywordTok">:</text:span><text:span text:style-name="AttributeTok"><text:s text:c="1"/>single</text:span>
</text:p>
      <text:p text:style-name="First_20_paragraph">O ESP também é inscrito neste tópico para receber os comandos de controle de brilho.</text:p>
      <text:p text:style-name="Text_20_body">Na função <text:span text:style-name="T1">setupMQTT()</text:span></text:p>
      <text:p text:style-name="Preformatted_20_Text">
<text:span text:style-name="DataTypeTok">void</text:span><text:span text:style-name="NormalTok"><text:s text:c="1"/>setupMQTT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4"/>client</text:span><text:span text:style-name="OperatorTok">.</text:span><text:span text:style-name="NormalTok">subscribe</text:span><text:span text:style-name="OperatorTok">(</text:span><text:span text:style-name="StringTok">"lampada/brilho"</text:span><text:span text:style-name="OperatorTok">);</text:span>
</text:p>
      <text:p text:style-name="Preformatted_20_Text">
<text:span text:style-name="OperatorTok">}</text:span>
</text:p>
      <text:p text:style-name="First_20_paragraph">Na função <text:span text:style-name="T1">setupPWM()</text:span>, são definidas as configurações do sinal PWM, incluindo frequência, resolução e o pino utilizado. A função <text:span text:style-name="T1">ledcAttach()</text:span> do ESP é utilizada para vincular o pino ao canal PWM com os parâmetros definidos. Na funcão <text:span text:style-name="T1">callback</text:span>, o valor recebido é limitado ao intervalo de 0 a 100 e, em seguida, convertido proporcionalmente para o intervalo de 0 a 255, que representa o <text:span text:style-name="T1">Duty Cycle</text:span> do sinal PWM no ESP. Por fim, a função <text:span text:style-name="T1">ledcWrite()</text:span> ajusta o sinal PWM no pino, aplicando o <text:span text:style-name="T1">Duty Cycle</text:span> correspondente ao valor de brilho recebido no tópico <text:span text:style-name="T1">lampada/brilho</text:span>.</text:p>
      <text:p text:style-name="Preformatted_20_Text">
<text:span text:style-name="AttributeTok">const</text:span><text:span text:style-name="NormalTok"><text:s text:c="1"/></text:span><text:span text:style-name="DataTypeTok">int</text:span><text:span text:style-name="NormalTok"><text:s text:c="1"/>pwmFreq </text:span><text:span text:style-name="OperatorTok">=</text:span><text:span text:style-name="NormalTok"><text:s text:c="1"/></text:span><text:span text:style-name="DecValTok">20000</text:span><text:span text:style-name="OperatorTok">;</text:span><text:span text:style-name="NormalTok"><text:s text:c="2"/></text:span><text:span text:style-name="CommentTok">// Frequência de 20kHz</text:span>
</text:p>
      <text:p text:style-name="Preformatted_20_Text">
<text:span text:style-name="AttributeTok">const</text:span><text:span text:style-name="NormalTok"><text:s text:c="1"/></text:span><text:span text:style-name="DataTypeTok">int</text:span><text:span text:style-name="NormalTok"><text:s text:c="1"/>pwmResolution </text:span><text:span text:style-name="OperatorTok">=</text:span><text:span text:style-name="NormalTok"><text:s text:c="1"/></text:span><text:span text:style-name="DecValTok">8</text:span><text:span text:style-name="OperatorTok">;</text:span><text:span text:style-name="NormalTok"><text:s text:c="1"/></text:span><text:span text:style-name="CommentTok">// Resolução de 8 bits (0-255)</text:span>
</text:p>
      <text:p text:style-name="Preformatted_20_Text">
<text:span text:style-name="AttributeTok">const</text:span><text:span text:style-name="NormalTok"><text:s text:c="1"/></text:span><text:span text:style-name="DataTypeTok">int</text:span><text:span text:style-name="NormalTok"><text:s text:c="1"/>pinoPWM </text:span><text:span text:style-name="OperatorTok">=</text:span><text:span text:style-name="NormalTok"><text:s text:c="1"/></text:span><text:span text:style-name="DecValTok">10</text:span><text:span text:style-name="OperatorTok">;</text:span>
</text:p>
      <text:p text:style-name="Preformatted_20_Text">
<text:span text:style-name="DataTypeTok">void</text:span><text:span text:style-name="NormalTok"><text:s text:c="1"/>setupPWM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4"/>ledcAttach</text:span><text:span text:style-name="OperatorTok">(</text:span><text:span text:style-name="NormalTok">pinoPWM</text:span><text:span text:style-name="OperatorTok">,</text:span><text:span text:style-name="NormalTok"><text:s text:c="1"/>pwmFreq</text:span><text:span text:style-name="OperatorTok">,</text:span><text:span text:style-name="NormalTok"><text:s text:c="1"/>pwmResolution</text:span><text:span text:style-name="OperatorTok">);</text:span>
</text:p>
      <text:p text:style-name="Preformatted_20_Text">
<text:span text:style-name="OperatorTok">}</text:span>
</text:p>
      <text:p text:style-name="Preformatted_20_Text">
<text:span text:style-name="DataTypeTok">void</text:span><text:span text:style-name="NormalTok"><text:s text:c="1"/>callback</text:span><text:span text:style-name="OperatorTok">(</text:span><text:span text:style-name="DataTypeTok">char</text:span><text:span text:style-name="OperatorTok">*</text:span><text:span text:style-name="NormalTok"><text:s text:c="1"/>topic</text:span><text:span text:style-name="OperatorTok">,</text:span><text:span text:style-name="NormalTok"><text:s text:c="1"/>byte</text:span><text:span text:style-name="OperatorTok">*</text:span><text:span text:style-name="NormalTok"><text:s text:c="1"/>payload</text:span><text:span text:style-name="OperatorTok">,</text:span><text:span text:style-name="NormalTok"><text:s text:c="1"/></text:span><text:span text:style-name="DataTypeTok">unsigned</text:span><text:span text:style-name="NormalTok"><text:s text:c="1"/></text:span><text:span text:style-name="DataTypeTok">int</text:span><text:span text:style-name="NormalTok"><text:s text:c="1"/>length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strcmp</text:span><text:span text:style-name="OperatorTok">(</text:span><text:span text:style-name="NormalTok">topic</text:span><text:span text:style-name="OperatorTok">,</text:span><text:span text:style-name="NormalTok"><text:s text:c="1"/></text:span><text:span text:style-name="StringTok">"lampada/brilho"</text:span><text:span text:style-name="OperatorTok">)</text:span><text:span text:style-name="NormalTok"><text:s text:c="1"/></text:span><text:span text:style-name="OperatorTok">==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DataTypeTok">int</text:span><text:span text:style-name="NormalTok"><text:s text:c="1"/>brilho </text:span><text:span text:style-name="OperatorTok">=</text:span><text:span text:style-name="NormalTok"><text:s text:c="1"/>constrain</text:span><text:span text:style-name="OperatorTok">(</text:span><text:span text:style-name="NormalTok">message</text:span><text:span text:style-name="OperatorTok">.</text:span><text:span text:style-name="NormalTok">toInt</text:span><text:span text:style-name="OperatorTok">(),</text:span><text:span text:style-name="NormalTok"><text:s text:c="1"/></text:span><text:span text:style-name="DecValTok">0</text:span><text:span text:style-name="OperatorTok">,</text:span><text:span text:style-name="NormalTok"><text:s text:c="1"/></text:span><text:span text:style-name="DecValTok">100</text:span><text:span text:style-name="OperatorTok">);</text:span>
</text:p>
      <text:p text:style-name="Preformatted_20_Text">
<text:span text:style-name="NormalTok"><text:s text:c="8"/></text:span><text:span text:style-name="DataTypeTok">int</text:span><text:span text:style-name="NormalTok"><text:s text:c="1"/>pwm </text:span><text:span text:style-name="OperatorTok">=</text:span><text:span text:style-name="NormalTok"><text:s text:c="1"/></text:span><text:span text:style-name="OperatorTok">(</text:span><text:span text:style-name="FloatTok">255.0</text:span><text:span text:style-name="NormalTok"><text:s text:c="1"/></text:span><text:span text:style-name="OperatorTok">/</text:span><text:span text:style-name="NormalTok"><text:s text:c="1"/></text:span><text:span text:style-name="FloatTok">100.0</text:span><text:span text:style-name="OperatorTok">)</text:span><text:span text:style-name="NormalTok"><text:s text:c="1"/></text:span><text:span text:style-name="OperatorTok">*</text:span><text:span text:style-name="NormalTok"><text:s text:c="1"/>brilho</text:span><text:span text:style-name="OperatorTok">;</text:span>
</text:p>
      <text:p text:style-name="Preformatted_20_Text">
<text:span text:style-name="NormalTok"><text:s text:c="8"/>ledcWrite</text:span><text:span text:style-name="OperatorTok">(</text:span><text:span text:style-name="NormalTok">pinoPWM</text:span><text:span text:style-name="OperatorTok">,</text:span><text:span text:style-name="NormalTok"><text:s text:c="1"/>pwm</text:span><text:span text:style-name="OperatorTok">);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p text:style-name="First_20_paragraph">Também é adicionada a função <text:span text:style-name="T1">setupPWM</text:span> dentro da função <text:span text:style-name="T1">setup()</text:span> do arquivo principal.</text:p>
      <text:p text:style-name="Preformatted_20_Text">
<text:span text:style-name="DataTypeTok">void</text:span><text:span text:style-name="NormalTok"><text:s text:c="1"/>setup</text:span><text:span text:style-name="OperatorTok">(){</text:span>
</text:p>
      <text:p text:style-name="Preformatted_20_Text">
<text:span text:style-name="NormalTok">setupPWM</text:span><text:span text:style-name="OperatorTok">();</text:span>
</text:p>
      <text:p text:style-name="Preformatted_20_Text">
<text:span text:style-name="OperatorTok">}</text:span>
</text:p>
      <text:h text:style-name="Heading_20_3" text:outline-level="3"><text:bookmark-start text:name="modificando-uma-lâmpada"/>Modificando uma lâmpada<text:bookmark-end text:name="modificando-uma-lâmpada"/></text:h>
      <text:p text:style-name="First_20_paragraph">Lâmpadas de LED convencionais não permitem ajuste de brilho dinâmico da mesma forma que lâmpadas de tecnologias anteriores.</text:p>
      <text:p text:style-name="Text_20_body">Para possibilitar o ajuste de brilho em lâmpadas de LED modernas, que utilizam circuitos integrados simples para controle de potência, adotou-se o princípio demonstrado neste vídeo <text:note text:id="ftn6" text:note-class="footnote"><text:note-citation>7</text:note-citation><text:note-body><text:p text:style-name="Footnote"><text:a xlink:type="simple" xlink:href="https://www.youtube.com/watch?v=5HTa2jVi_rc" office:name=""><text:span text:style-name="Definition">https://www.youtube.com/watch?v=5HTa2jVi_rc</text:span></text:a></text:p></text:note-body></text:note>, mas ao Entretanto, em vez de alterar os resistores para reduzir a potência da lâmpada, optou-se por utilizar um transistor que recebe o sinal PWM do ESP, configurado anteriormente no lugar de um dos resistores, permitindo o controle dinâmico do brilho.</text:p>
      <text:p text:style-name="Text_20_body">(0,0) nodeRS1 to [R=<draw:frame draw:style-name="fr1" text:anchor-type="as-char"><draw:object xlink:href="Formula-6/" xlink:type="simple" xlink:show="embed" xlink:actuate="onLoad"/></draw:frame>] (0,2) – (1, 2) to [R=<draw:frame draw:style-name="fr1" text:anchor-type="as-char"><draw:object xlink:href="Formula-8/" xlink:type="simple" xlink:show="embed" xlink:actuate="onLoad"/></draw:frame>] (1,4) to [led] (1,6) – (1, 7) – (4, 7) – (4, 0) node[ground] (1,2) – (2, 2) to [R=<draw:frame draw:style-name="fr1" text:anchor-type="as-char"><draw:object xlink:href="Formula-10/" xlink:type="simple" xlink:show="embed" xlink:actuate="onLoad"/></draw:frame>] (2,0) nodeRS2 ;</text:p>
      <text:p text:style-name="FigureCaption">Circuito original</text:p>
      <text:p text:style-name="Text_20_body">(0,0) node[]RS1 to[short] (0,0.5); (0,0.5) node[npn, anchor=E, xscale=1] (Q1) ; at (-0.3,1.1) ;</text:p>
      <text:p text:style-name="Text_20_body">(Q1.C) – (0,2) to[R=<draw:frame draw:style-name="fr1" text:anchor-type="as-char"><draw:object xlink:href="Formula-12/" xlink:type="simple" xlink:show="embed" xlink:actuate="onLoad"/></draw:frame>] (0,4);</text:p>
      <text:p text:style-name="Text_20_body">(0,4) – (1,4) to[R=<draw:frame draw:style-name="fr1" text:anchor-type="as-char"><draw:object xlink:href="Formula-14/" xlink:type="simple" xlink:show="embed" xlink:actuate="onLoad"/></draw:frame>] (1,6) to[led] (1,8) – (1,9) – (4,9) – (4,0) node[ground];</text:p>
      <text:p text:style-name="Text_20_body">(1,4) – (2,4) to[R=<draw:frame draw:style-name="fr1" text:anchor-type="as-char"><draw:object xlink:href="Formula-16/" xlink:type="simple" xlink:show="embed" xlink:actuate="onLoad"/></draw:frame>] (2,0) node[]RS2;</text:p>
      <text:p text:style-name="Text_20_body">(Q1.B) – ++(-1,0) to[R=<draw:frame draw:style-name="fr1" text:anchor-type="as-char"><draw:object xlink:href="Formula-18/" xlink:type="simple" xlink:show="embed" xlink:actuate="onLoad"/></draw:frame>] ++(0,2) node[]PWM;</text:p>
      <text:p text:style-name="FigureCaption">Circuito modificado</text:p>
      <text:p text:style-name="Text_20_body">Dessa forma, concluem-se todos os objetivos desta etapa do projeto: a lâmpada pode ser ligada e desligada via relé controlado pelo Home Assistant, e seu brilho pode ser ajustado dinamicamente através de um sinal PWM, também controlado pelo Home Assistant. A montagem do projeto foi realizada conforme a esquemática apresentada.</text:p>
      <text:h text:style-name="Heading_20_2" text:outline-level="2"><text:bookmark-start text:name="climatização"/>Climatização<text:bookmark-end text:name="climatização"/></text:h>
      <text:p text:style-name="First_20_paragraph">Este projeto tem como objetivo o desenvolvimento de um sistema de controle para climatização, com acionamento automático por meio de um relé, baseado na leitura de temperatura e em uma temperatura alvo definida. Para a implementação, foram utilizados um microcontrolador ESP32-C3 Super Mini, o sensor de temperatura e umidade AHT10, além da comunicação com o Home Assistant (HA) através do protocolo MQTT.</text:p>
      <text:p text:style-name="Text_20_body">Grande parte dos módulos de código desenvolvidos anteriormente foram reutilizados, com uma alteração necessária: o identificador do cliente MQTT precisa ser diferente do utilizado no outro dispositivo, a fim de evitar conflitos na comunicação.</text:p>
      <text:p text:style-name="Preformatted_20_Text">
</text:p>
      <text:p text:style-name="Preformatted_20_Text">
<text:span text:style-name="DataTypeTok">void</text:span><text:span text:style-name="NormalTok"><text:s text:c="1"/>setupMQTT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client</text:span><text:span text:style-name="OperatorTok">.</text:span><text:span text:style-name="FunctionTok">connect</text:span><text:span text:style-name="OperatorTok">(</text:span><text:span text:style-name="StringTok">"ESP32Client2"</text:span><text:span text:style-name="OperatorTok">,</text:span><text:span text:style-name="NormalTok"><text:s text:c="1"/>mqtt_user</text:span><text:span text:style-name="OperatorTok">,</text:span><text:span text:style-name="NormalTok"><text:s text:c="1"/>mqtt_password</text:span><text:span text:style-name="OperatorTok">))</text:span><text:span text:style-name="NormalTok"><text:s text:c="1"/></text:span><text:span text:style-name="OperatorTok">{</text:span>
</text:p>
      <text:p text:style-name="Preformatted_20_Text">
<text:span text:style-name="OperatorTok">}</text:span>
</text:p>
      <text:h text:style-name="Heading_20_3" text:outline-level="3"><text:bookmark-start text:name="sensor-aht10"/>Sensor AHT10<text:bookmark-end text:name="sensor-aht10"/></text:h>
      <text:p text:style-name="First_20_paragraph">O código para leitura do sensor de temperatura e umidade AHT10 foi desenvolvido com base no exemplo oficial da biblioteca do sensor. <text:note text:id="ftn7" text:note-class="footnote"><text:note-citation>8</text:note-citation><text:note-body><text:p text:style-name="Footnote"><text:a xlink:type="simple" xlink:href="https://github.com/adafruit/Adafruit_AHTX0/blob/master/examples/adafruit_aht_test/adafruit_aht_test.ino" office:name=""><text:span text:style-name="Definition">https://github.com/adafruit/Adafruit_AHTX0/blob/master/examples/adafruit_aht_test/adafruit_aht_test.ino</text:span></text:a></text:p></text:note-body></text:note> A função <text:span text:style-name="T1">readAndPublishTemp()</text:span> é executada periodicamente realizando a leitura dos dados do sensor. Estes valores, do tipo float, são convertidos em strings utilizando a função <text:span text:style-name="T1">dtostrf()</text:span>, e então publicados nos tópicos MQTT correspondentes por meio de <text:span text:style-name="T1">client.publish()</text:span>.</text:p>
      <text:p text:style-name="Preformatted_20_Text">
<text:span text:style-name="NormalTok">Adafruit_AHT10 aht</text:span><text:span text:style-name="OperatorTok">;</text:span>
</text:p>
      <text:p text:style-name="Preformatted_20_Text">
</text:p>
      <text:p text:style-name="Preformatted_20_Text">
<text:span text:style-name="DataTypeTok">void</text:span><text:span text:style-name="NormalTok"><text:s text:c="1"/>init_Temp</text:span><text:span text:style-name="OperatorTok">()</text:span><text:span text:style-name="NormalTok"><text:s text:c="1"/></text:span><text:span text:style-name="OperatorTok">{</text:span>
</text:p>
      <text:p text:style-name="Preformatted_20_Text">
</text:p>
      <text:p text:style-name="Preformatted_20_Text">
<text:span text:style-name="NormalTok"><text:s text:c="2"/></text:span><text:span text:style-name="ControlFlowTok">if</text:span><text:span text:style-name="NormalTok"><text:s text:c="1"/></text:span><text:span text:style-name="OperatorTok">(!</text:span><text:span text:style-name="NormalTok"><text:s text:c="1"/>aht</text:span><text:span text:style-name="OperatorTok">.</text:span><text:span text:style-name="NormalTok">begin</text:span><text:span text:style-name="OperatorTok">())</text:span><text:span text:style-name="NormalTok"><text:s text:c="1"/></text:span><text:span text:style-name="OperatorTok">{</text:span>
</text:p>
      <text:p text:style-name="Preformatted_20_Text">
<text:span text:style-name="NormalTok"><text:s text:c="4"/>Serial</text:span><text:span text:style-name="OperatorTok">.</text:span><text:span text:style-name="NormalTok">println</text:span><text:span text:style-name="OperatorTok">(</text:span><text:span text:style-name="StringTok">"Could not find AHT10? Check wiring"</text:span><text:span text:style-name="OperatorTok">);</text:span>
</text:p>
      <text:p text:style-name="Preformatted_20_Text">
<text:span text:style-name="NormalTok"><text:s text:c="4"/></text:span><text:span text:style-name="ControlFlowTok">while</text:span><text:span text:style-name="NormalTok"><text:s text:c="1"/></text:span><text:span text:style-name="OperatorTok">(</text:span><text:span text:style-name="DecValTok">1</text:span><text:span text:style-name="OperatorTok">)</text:span><text:span text:style-name="NormalTok"><text:s text:c="1"/>delay</text:span><text:span text:style-name="OperatorTok">(</text:span><text:span text:style-name="DecValTok">10</text:span><text:span text:style-name="OperatorTok">);</text:span>
</text:p>
      <text:p text:style-name="Preformatted_20_Text">
<text:span text:style-name="NormalTok"><text:s text:c="2"/></text:span><text:span text:style-name="OperatorTok">}</text:span>
</text:p>
      <text:p text:style-name="Preformatted_20_Text">
<text:span text:style-name="NormalTok"><text:s text:c="2"/>Serial</text:span><text:span text:style-name="OperatorTok">.</text:span><text:span text:style-name="NormalTok">println</text:span><text:span text:style-name="OperatorTok">(</text:span><text:span text:style-name="StringTok">"AHT10 found"</text:span><text:span text:style-name="OperatorTok">);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void</text:span><text:span text:style-name="NormalTok"><text:s text:c="1"/>readAndPublishTemp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4"/></text:span><text:span text:style-name="DataTypeTok">sensors_event_t</text:span><text:span text:style-name="NormalTok"><text:s text:c="1"/>humidity</text:span><text:span text:style-name="OperatorTok">,</text:span><text:span text:style-name="NormalTok"><text:s text:c="1"/>temp</text:span><text:span text:style-name="OperatorTok">;</text:span>
</text:p>
      <text:p text:style-name="Preformatted_20_Text">
<text:span text:style-name="NormalTok"><text:s text:c="4"/>aht</text:span><text:span text:style-name="OperatorTok">.</text:span><text:span text:style-name="NormalTok">getEvent</text:span><text:span text:style-name="OperatorTok">(&amp;</text:span><text:span text:style-name="NormalTok">humidity</text:span><text:span text:style-name="OperatorTok">,</text:span><text:span text:style-name="NormalTok"><text:s text:c="1"/></text:span><text:span text:style-name="OperatorTok">&amp;</text:span><text:span text:style-name="NormalTok">temp</text:span><text:span text:style-name="OperatorTok">);</text:span>
</text:p>
      <text:p text:style-name="Preformatted_20_Text">
<text:span text:style-name="NormalTok"><text:s text:c="4"/></text:span><text:span text:style-name="DataTypeTok">char</text:span><text:span text:style-name="NormalTok"><text:s text:c="1"/>tempStr</text:span><text:span text:style-name="OperatorTok">[</text:span><text:span text:style-name="DecValTok">8</text:span><text:span text:style-name="OperatorTok">],</text:span><text:span text:style-name="NormalTok"><text:s text:c="1"/>humiStr</text:span><text:span text:style-name="OperatorTok">[</text:span><text:span text:style-name="DecValTok">8</text:span><text:span text:style-name="OperatorTok">];</text:span>
</text:p>
      <text:p text:style-name="Preformatted_20_Text">
<text:span text:style-name="NormalTok"><text:s text:c="4"/>dtostrf</text:span><text:span text:style-name="OperatorTok">(</text:span><text:span text:style-name="NormalTok">temp</text:span><text:span text:style-name="OperatorTok">.</text:span><text:span text:style-name="NormalTok">temperature</text:span><text:span text:style-name="OperatorTok">,</text:span><text:span text:style-name="NormalTok"><text:s text:c="1"/>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tempStr</text:span><text:span text:style-name="OperatorTok">);</text:span>
</text:p>
      <text:p text:style-name="Preformatted_20_Text">
<text:span text:style-name="NormalTok"><text:s text:c="4"/>dtostrf</text:span><text:span text:style-name="OperatorTok">(</text:span><text:span text:style-name="NormalTok">humidity</text:span><text:span text:style-name="OperatorTok">.</text:span><text:span text:style-name="NormalTok">relative_humidity</text:span><text:span text:style-name="OperatorTok">,</text:span><text:span text:style-name="NormalTok"><text:s text:c="1"/></text:span><text:span text:style-name="DecValTok">1</text:span><text:span text:style-name="OperatorTok">,</text:span><text:span text:style-name="NormalTok"><text:s text:c="1"/></text:span><text:span text:style-name="DecValTok">2</text:span><text:span text:style-name="OperatorTok">,</text:span><text:span text:style-name="NormalTok"><text:s text:c="1"/>humiStr</text:span><text:span text:style-name="OperatorTok">);</text:span>
</text:p>
      <text:p text:style-name="Preformatted_20_Text">
<text:span text:style-name="NormalTok"><text:s text:c="4"/>client</text:span><text:span text:style-name="OperatorTok">.</text:span><text:span text:style-name="NormalTok">publish</text:span><text:span text:style-name="OperatorTok">(</text:span><text:span text:style-name="StringTok">"sensor/humi"</text:span><text:span text:style-name="OperatorTok">,</text:span><text:span text:style-name="NormalTok"><text:s text:c="1"/>humiStr</text:span><text:span text:style-name="OperatorTok">);</text:span>
</text:p>
      <text:p text:style-name="Preformatted_20_Text">
<text:span text:style-name="NormalTok"><text:s text:c="4"/>client</text:span><text:span text:style-name="OperatorTok">.</text:span><text:span text:style-name="NormalTok">publish</text:span><text:span text:style-name="OperatorTok">(</text:span><text:span text:style-name="StringTok">"sensor/temp"</text:span><text:span text:style-name="OperatorTok">,</text:span><text:span text:style-name="NormalTok"><text:s text:c="1"/>tempStr</text:span><text:span text:style-name="OperatorTok">);</text:span>
</text:p>
      <text:p text:style-name="Preformatted_20_Text">
</text:p>
      <text:p text:style-name="Preformatted_20_Text">
<text:span text:style-name="NormalTok"><text:s text:c="2"/>delay</text:span><text:span text:style-name="OperatorTok">(</text:span><text:span text:style-name="DecValTok">500</text:span><text:span text:style-name="OperatorTok">);</text:span>
</text:p>
      <text:p text:style-name="Preformatted_20_Text">
<text:span text:style-name="OperatorTok">}</text:span>
</text:p>
      <text:h text:style-name="Heading_20_3" text:outline-level="3"><text:bookmark-start text:name="juntando-as-funções"/>Juntando as funções<text:bookmark-end text:name="juntando-as-funções"/></text:h>
      <text:p text:style-name="First_20_paragraph">Com a estrutura modular do código finalizada e todas as funções devidamente declaradas nos arquivos de cabeçalho (.h) e implementadas nos arquivos fonte (.cpp) foi desenvolvido o código principal, responsável por realizar a chamada das funções, utilizando o ambiente Arduino IDE.</text:p>
      <text:p text:style-name="Preformatted_20_Text">
<text:span text:style-name="PreprocessorTok">#include </text:span><text:span text:style-name="ImportTok">"wifi_manager.h"</text:span>
</text:p>
      <text:p text:style-name="Preformatted_20_Text">
<text:span text:style-name="PreprocessorTok">#include </text:span><text:span text:style-name="ImportTok">"mqtt_manager.h"</text:span>
</text:p>
      <text:p text:style-name="Preformatted_20_Text">
<text:span text:style-name="PreprocessorTok">#include </text:span><text:span text:style-name="ImportTok">"temperature_sensor.h"</text:span>
</text:p>
      <text:p text:style-name="Preformatted_20_Text">
</text:p>
      <text:p text:style-name="Preformatted_20_Text">
</text:p>
      <text:p text:style-name="Preformatted_20_Text">
<text:span text:style-name="DataTypeTok">void</text:span><text:span text:style-name="NormalTok"><text:s text:c="1"/>setup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Serial</text:span><text:span text:style-name="OperatorTok">.</text:span><text:span text:style-name="NormalTok">begin</text:span><text:span text:style-name="OperatorTok">(</text:span><text:span text:style-name="DecValTok">115200</text:span><text:span text:style-name="OperatorTok">);</text:span>
</text:p>
      <text:p text:style-name="Preformatted_20_Text">
<text:span text:style-name="NormalTok"><text:s text:c="2"/>connectToWiFi</text:span><text:span text:style-name="OperatorTok">();</text:span>
</text:p>
      <text:p text:style-name="Preformatted_20_Text">
<text:span text:style-name="NormalTok"><text:s text:c="2"/>setupMQTT</text:span><text:span text:style-name="OperatorTok">();</text:span>
</text:p>
      <text:p text:style-name="Preformatted_20_Text">
<text:span text:style-name="NormalTok"><text:s text:c="2"/>init_Temp</text:span><text:span text:style-name="OperatorTok">();</text:span>
</text:p>
      <text:p text:style-name="Preformatted_20_Text">
<text:span text:style-name="OperatorTok">}</text:span>
</text:p>
      <text:p text:style-name="Preformatted_20_Text">
</text:p>
      <text:p text:style-name="Preformatted_20_Text">
<text:span text:style-name="DataTypeTok">void</text:span><text:span text:style-name="NormalTok"><text:s text:c="1"/>loop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<text:s text:c="2"/>mqttLoop</text:span><text:span text:style-name="OperatorTok">();</text:span>
</text:p>
      <text:p text:style-name="Preformatted_20_Text">
<text:span text:style-name="NormalTok"><text:s text:c="2"/>readAndPublishTemp</text:span><text:span text:style-name="OperatorTok">();</text:span>
</text:p>
      <text:p text:style-name="Preformatted_20_Text">
<text:span text:style-name="OperatorTok">}</text:span>
</text:p>
      <text:h text:style-name="Heading_20_3" text:outline-level="3"><text:bookmark-start text:name="recebendo-os-dados-no-ha-1"/>Recebendo os dados no HA<text:bookmark-end text:name="recebendo-os-dados-no-ha-1"/></text:h>
      <text:h text:style-name="Heading_20_4" text:outline-level="4"><text:bookmark-start text:name="definido-o-sensor-em-yaml"/>Definido o sensor em YAML<text:bookmark-end text:name="definido-o-sensor-em-yaml"/></text:h>
      <text:p text:style-name="Preformatted_20_Text">
<text:span text:style-name="AttributeTok"><text:s text:c="2"/></text:span><text:span text:style-name="FunctionTok">sensor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Temperatura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temp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sensor/temp"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humidade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sensor_humi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sensor/humi"</text:span>
</text:p>
      <text:h text:style-name="Heading_20_4" text:outline-level="4"><text:bookmark-start text:name="automação"/>Automação<text:bookmark-end text:name="automação"/></text:h>
      <text:p text:style-name="First_20_paragraph">Para a definição da temperatura alvo foi necessário criar uma entidade do tipo <text:span text:style-name="T1">number</text:span>, como não é necessária transmissão MQTT desse valor podemos criar a entidade na GUI do HA.</text:p>
      <text:p text:style-name="FigureWithCaption"/>
      <text:p text:style-name="FigureCaption">Criação de entidade <text:span text:style-name="T1">number</text:span> no HA</text:p>
      <text:p text:style-name="Text_20_body">E também é necessário criar outro <text:span text:style-name="T1">switch</text:span> MQTT no arquivo <text:span text:style-name="T1">configuration.yaml</text:span> com um tópico MQTT.</text:p>
      <text:p text:style-name="Preformatted_20_Text">
<text:span text:style-name="FunctionTok">mqtt</text:span><text:span text:style-name="KeywordTok">:</text:span>
</text:p>
      <text:p text:style-name="Preformatted_20_Text">
<text:span text:style-name="AttributeTok"><text:s text:c="2"/></text:span><text:span text:style-name="FunctionTok">switch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name</text:span><text:span text:style-name="KeywordTok">:</text:span><text:span text:style-name="AttributeTok"><text:s text:c="1"/></text:span><text:span text:style-name="StringTok">"Climatização"</text:span>
</text:p>
      <text:p text:style-name="Preformatted_20_Text">
<text:span text:style-name="AttributeTok"><text:s text:c="6"/></text:span><text:span text:style-name="FunctionTok">unique_id</text:span><text:span text:style-name="KeywordTok">:</text:span><text:span text:style-name="AttributeTok"><text:s text:c="1"/>cont_climat</text:span>
</text:p>
      <text:p text:style-name="Preformatted_20_Text">
<text:span text:style-name="AttributeTok"><text:s text:c="6"/></text:span><text:span text:style-name="FunctionTok">state_topic</text:span><text:span text:style-name="KeywordTok">:</text:span><text:span text:style-name="AttributeTok"><text:s text:c="1"/></text:span><text:span text:style-name="StringTok">"climatização/rele"</text:span>
</text:p>
      <text:p text:style-name="Preformatted_20_Text">
<text:span text:style-name="AttributeTok"><text:s text:c="6"/></text:span><text:span text:style-name="FunctionTok">command_topic</text:span><text:span text:style-name="KeywordTok">:</text:span><text:span text:style-name="AttributeTok"><text:s text:c="1"/></text:span><text:span text:style-name="StringTok">"climatização/rele"</text:span>
</text:p>
      <text:p text:style-name="Preformatted_20_Text">
<text:span text:style-name="AttributeTok"><text:s text:c="6"/></text:span><text:span text:style-name="FunctionTok">payload_on</text:span><text:span text:style-name="KeywordTok">:</text:span><text:span text:style-name="AttributeTok"><text:s text:c="1"/></text:span><text:span text:style-name="StringTok">"1"</text:span>
</text:p>
      <text:p text:style-name="Preformatted_20_Text">
<text:span text:style-name="AttributeTok"><text:s text:c="6"/></text:span><text:span text:style-name="FunctionTok">payload_off</text:span><text:span text:style-name="KeywordTok">:</text:span><text:span text:style-name="AttributeTok"><text:s text:c="1"/></text:span><text:span text:style-name="StringTok">"0"</text:span>
</text:p>
      <text:p text:style-name="First_20_paragraph">Agora a automação pode ser criada, de maneira a ligar e desligar o relé para atingir a temperatura alvo</text:p>
      <text:p text:style-name="Preformatted_20_Text">
<text:span text:style-name="KeywordTok">-</text:span><text:span text:style-name="AttributeTok"><text:s text:c="1"/></text:span><text:span text:style-name="FunctionTok">id</text:span><text:span text:style-name="KeywordTok">:</text:span><text:span text:style-name="AttributeTok"><text:s text:c="1"/></text:span><text:span text:style-name="StringTok">'1747447570318'</text:span>
</text:p>
      <text:p text:style-name="Preformatted_20_Text">
<text:span text:style-name="AttributeTok"><text:s text:c="2"/></text:span><text:span text:style-name="FunctionTok">alias</text:span><text:span text:style-name="KeywordTok">:</text:span><text:span text:style-name="AttributeTok"><text:s text:c="1"/>Climatização</text:span>
</text:p>
      <text:p text:style-name="Preformatted_20_Text">
<text:span text:style-name="AttributeTok"><text:s text:c="2"/></text:span><text:span text:style-name="FunctionTok">description</text:span><text:span text:style-name="KeywordTok">:</text:span><text:span text:style-name="AttributeTok"><text:s text:c="1"/></text:span><text:span text:style-name="StringTok">''</text:span>
</text:p>
      <text:p text:style-name="Preformatted_20_Text">
<text:span text:style-name="AttributeTok"><text:s text:c="2"/></text:span><text:span text:style-name="FunctionTok">trigger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trigger</text:span><text:span text:style-name="KeywordTok">:</text:span><text:span text:style-name="AttributeTok"><text:s text:c="1"/>state</text:span>
</text:p>
      <text:p text:style-name="Preformatted_20_Text">
<text:span text:style-name="AttributeTok"><text:s text:c="4"/></text:span><text:span text:style-name="FunctionTok">entity_id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sensor.temperatura</text:span>
</text:p>
      <text:p text:style-name="Preformatted_20_Text">
<text:span text:style-name="AttributeTok"><text:s text:c="4"/></text:span><text:span text:style-name="KeywordTok">-</text:span><text:span text:style-name="AttributeTok"><text:s text:c="1"/>input_number.temperatura_alvo</text:span>
</text:p>
      <text:p text:style-name="Preformatted_20_Text">
<text:span text:style-name="AttributeTok"><text:s text:c="2"/></text:span><text:span text:style-name="FunctionTok">conditions</text:span><text:span text:style-name="KeywordTok">:</text:span><text:span text:style-name="AttributeTok"><text:s text:c="1"/></text:span><text:span text:style-name="KeywordTok">[]</text:span>
</text:p>
      <text:p text:style-name="Preformatted_20_Text">
<text:span text:style-name="AttributeTok"><text:s text:c="2"/></text:span><text:span text:style-name="FunctionTok">actions</text:span><text:span text:style-name="KeywordTok">:</text:span>
</text:p>
      <text:p text:style-name="Preformatted_20_Text">
<text:span text:style-name="AttributeTok"><text:s text:c="2"/></text:span><text:span text:style-name="KeywordTok">-</text:span><text:span text:style-name="AttributeTok"><text:s text:c="1"/></text:span><text:span text:style-name="FunctionTok">choose</text:span><text:span text:style-name="KeywordTok">: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conditions</text:span><text:span text:style-name="KeywordTok">:</text:span>
</text:p>
      <text:p text:style-name="Preformatted_20_Text">
<text:span text:style-name="AttributeTok"><text:s text:c="6"/></text:span><text:span text:style-name="KeywordTok">-</text:span><text:span text:style-name="AttributeTok"><text:s text:c="1"/></text:span><text:span text:style-name="FunctionTok">condition</text:span><text:span text:style-name="KeywordTok">:</text:span><text:span text:style-name="AttributeTok"><text:s text:c="1"/>numeric_state</text:span>
</text:p>
      <text:p text:style-name="Preformatted_20_Text">
<text:span text:style-name="AttributeTok"><text:s text:c="8"/></text:span><text:span text:style-name="FunctionTok">entity_id</text:span><text:span text:style-name="KeywordTok">:</text:span><text:span text:style-name="AttributeTok"><text:s text:c="1"/>sensor.temperatura</text:span>
</text:p>
      <text:p text:style-name="Preformatted_20_Text">
<text:span text:style-name="AttributeTok"><text:s text:c="8"/></text:span><text:span text:style-name="FunctionTok">above</text:span><text:span text:style-name="KeywordTok">:</text:span><text:span text:style-name="AttributeTok"><text:s text:c="1"/>input_number.temperatura_alvo</text:span>
</text:p>
      <text:p text:style-name="Preformatted_20_Text">
<text:span text:style-name="AttributeTok"><text:s text:c="8"/></text:span><text:span text:style-name="FunctionTok">below</text:span><text:span text:style-name="KeywordTok">:</text:span><text:span text:style-name="AttributeTok"><text:s text:c="1"/></text:span><text:span text:style-name="DecValTok">51</text:span>
</text:p>
      <text:p text:style-name="Preformatted_20_Text">
<text:span text:style-name="AttributeTok"><text:s text:c="6"/></text:span><text:span text:style-name="FunctionTok">sequence</text:span><text:span text:style-name="KeywordTok">:</text:span>
</text:p>
      <text:p text:style-name="Preformatted_20_Text">
<text:span text:style-name="AttributeTok"><text:s text:c="6"/></text:span><text:span text:style-name="KeywordTok">-</text:span><text:span text:style-name="AttributeTok"><text:s text:c="1"/></text:span><text:span text:style-name="FunctionTok">action</text:span><text:span text:style-name="KeywordTok">:</text:span><text:span text:style-name="AttributeTok"><text:s text:c="1"/>switch.turn_on</text:span>
</text:p>
      <text:p text:style-name="Preformatted_20_Text">
<text:span text:style-name="AttributeTok"><text:s text:c="8"/></text:span><text:span text:style-name="FunctionTok">meta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8"/></text:span><text:span text:style-name="FunctionTok">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8"/></text:span><text:span text:style-name="FunctionTok">target</text:span><text:span text:style-name="KeywordTok">:</text:span>
</text:p>
      <text:p text:style-name="Preformatted_20_Text">
<text:span text:style-name="AttributeTok"><text:s text:c="10"/></text:span><text:span text:style-name="FunctionTok">entity_id</text:span><text:span text:style-name="KeywordTok">:</text:span><text:span text:style-name="AttributeTok"><text:s text:c="1"/>switch.climatizacao</text:span>
</text:p>
      <text:p text:style-name="Preformatted_20_Text">
<text:span text:style-name="AttributeTok"><text:s text:c="4"/></text:span><text:span text:style-name="KeywordTok">-</text:span><text:span text:style-name="AttributeTok"><text:s text:c="1"/></text:span><text:span text:style-name="FunctionTok">conditions</text:span><text:span text:style-name="KeywordTok">:</text:span>
</text:p>
      <text:p text:style-name="Preformatted_20_Text">
<text:span text:style-name="AttributeTok"><text:s text:c="6"/></text:span><text:span text:style-name="KeywordTok">-</text:span><text:span text:style-name="AttributeTok"><text:s text:c="1"/></text:span><text:span text:style-name="FunctionTok">condition</text:span><text:span text:style-name="KeywordTok">:</text:span><text:span text:style-name="AttributeTok"><text:s text:c="1"/>numeric_state</text:span>
</text:p>
      <text:p text:style-name="Preformatted_20_Text">
<text:span text:style-name="AttributeTok"><text:s text:c="8"/></text:span><text:span text:style-name="FunctionTok">entity_id</text:span><text:span text:style-name="KeywordTok">:</text:span><text:span text:style-name="AttributeTok"><text:s text:c="1"/>sensor.temperatura</text:span>
</text:p>
      <text:p text:style-name="Preformatted_20_Text">
<text:span text:style-name="AttributeTok"><text:s text:c="8"/></text:span><text:span text:style-name="FunctionTok">below</text:span><text:span text:style-name="KeywordTok">:</text:span><text:span text:style-name="AttributeTok"><text:s text:c="1"/>input_number.temperatura_alvo</text:span>
</text:p>
      <text:p text:style-name="Preformatted_20_Text">
<text:span text:style-name="AttributeTok"><text:s text:c="8"/></text:span><text:span text:style-name="FunctionTok">above</text:span><text:span text:style-name="KeywordTok">:</text:span><text:span text:style-name="AttributeTok"><text:s text:c="1"/></text:span><text:span text:style-name="StringTok">'0'</text:span>
</text:p>
      <text:p text:style-name="Preformatted_20_Text">
<text:span text:style-name="AttributeTok"><text:s text:c="6"/></text:span><text:span text:style-name="FunctionTok">sequence</text:span><text:span text:style-name="KeywordTok">:</text:span>
</text:p>
      <text:p text:style-name="Preformatted_20_Text">
<text:span text:style-name="AttributeTok"><text:s text:c="6"/></text:span><text:span text:style-name="KeywordTok">-</text:span><text:span text:style-name="AttributeTok"><text:s text:c="1"/></text:span><text:span text:style-name="FunctionTok">action</text:span><text:span text:style-name="KeywordTok">:</text:span><text:span text:style-name="AttributeTok"><text:s text:c="1"/>switch.turn_off</text:span>
</text:p>
      <text:p text:style-name="Preformatted_20_Text">
<text:span text:style-name="AttributeTok"><text:s text:c="8"/></text:span><text:span text:style-name="FunctionTok">meta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8"/></text:span><text:span text:style-name="FunctionTok">data</text:span><text:span text:style-name="KeywordTok">:</text:span><text:span text:style-name="AttributeTok"><text:s text:c="1"/></text:span><text:span text:style-name="KeywordTok">{}</text:span>
</text:p>
      <text:p text:style-name="Preformatted_20_Text">
<text:span text:style-name="AttributeTok"><text:s text:c="8"/></text:span><text:span text:style-name="FunctionTok">target</text:span><text:span text:style-name="KeywordTok">:</text:span>
</text:p>
      <text:p text:style-name="Preformatted_20_Text">
<text:span text:style-name="AttributeTok"><text:s text:c="10"/></text:span><text:span text:style-name="FunctionTok">entity_id</text:span><text:span text:style-name="KeywordTok">:</text:span><text:span text:style-name="AttributeTok"><text:s text:c="1"/>switch.climatizacao</text:span>
</text:p>
      <text:p text:style-name="Preformatted_20_Text">
<text:span text:style-name="AttributeTok"><text:s text:c="2"/></text:span><text:span text:style-name="FunctionTok">mode</text:span><text:span text:style-name="KeywordTok">:</text:span><text:span text:style-name="AttributeTok"><text:s text:c="1"/>single</text:span>
</text:p>
      <text:p text:style-name="First_20_paragraph">O ESP é inscrito neste tópico.</text:p>
      <text:p text:style-name="Preformatted_20_Text">
<text:span text:style-name="DataTypeTok">void</text:span><text:span text:style-name="NormalTok"><text:s text:c="1"/>setupMQTT</text:span><text:span text:style-name="OperatorTok">()</text:span><text:span text:style-name="NormalTok"><text:s text:c="1"/></text:span><text:span text:style-name="OperatorTok">{</text:span>
</text:p>
      <text:p text:style-name="Preformatted_20_Text">
<text:span text:style-name="NormalTok">client</text:span><text:span text:style-name="OperatorTok">.</text:span><text:span text:style-name="NormalTok">subscribe</text:span><text:span text:style-name="OperatorTok">(</text:span><text:span text:style-name="StringTok">"climatização/rele"</text:span><text:span text:style-name="OperatorTok">);</text:span>
</text:p>
      <text:p text:style-name="Preformatted_20_Text">
<text:span text:style-name="OperatorTok">}</text:span>
</text:p>
      <text:p text:style-name="First_20_paragraph">Para controlar o relé, é utilizada uma estrutura condicional <text:span text:style-name="T1">if</text:span> dentro da função <text:span text:style-name="Source_Text">callback()</text:span>. Nessa função, a comparação entre a variável <text:span text:style-name="T1">topic</text:span> e o tópico definido no HA é feita utilizando a função <text:span text:style-name="T1">strcmp()</text:span>. O valor da mensagem (<text:span text:style-name="T1">message</text:span>) é então verificado, e, com base nesse valor, a função <text:span text:style-name="T1">digitalWrite()</text:span> altera o estado lógico do pino conectado ao relé.</text:p>
      <text:p text:style-name="Text_20_body">Na função <text:span text:style-name="T1">callback()</text:span></text:p>
      <text:p text:style-name="Preformatted_20_Text">
<text:span text:style-name="AttributeTok">const</text:span><text:span text:style-name="NormalTok"><text:s text:c="1"/></text:span><text:span text:style-name="DataTypeTok">int</text:span><text:span text:style-name="NormalTok"><text:s text:c="1"/>pinoRELE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DataTypeTok">void</text:span><text:span text:style-name="NormalTok"><text:s text:c="1"/>callback</text:span><text:span text:style-name="OperatorTok">(</text:span><text:span text:style-name="DataTypeTok">char</text:span><text:span text:style-name="OperatorTok">*</text:span><text:span text:style-name="NormalTok"><text:s text:c="1"/>topic</text:span><text:span text:style-name="OperatorTok">,</text:span><text:span text:style-name="NormalTok"><text:s text:c="1"/>byte</text:span><text:span text:style-name="OperatorTok">*</text:span><text:span text:style-name="NormalTok"><text:s text:c="1"/>payload</text:span><text:span text:style-name="OperatorTok">,</text:span><text:span text:style-name="NormalTok"><text:s text:c="1"/></text:span><text:span text:style-name="DataTypeTok">unsigned</text:span><text:span text:style-name="NormalTok"><text:s text:c="1"/></text:span><text:span text:style-name="DataTypeTok">int</text:span><text:span text:style-name="NormalTok"><text:s text:c="1"/>length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String message </text:span><text:span text:style-name="OperatorTok">=</text:span><text:span text:style-name="NormalTok"><text:s text:c="1"/></text:span><text:span text:style-name="StringTok">""</text:span><text:span text:style-name="OperatorTok">;</text:span>
</text:p>
      <text:p text:style-name="Preformatted_20_Text">
<text:span text:style-name="NormalTok"><text:s text:c="4"/></text:span><text:span text:style-name="ControlFlowTok">for</text:span><text:span text:style-name="NormalTok"><text:s text:c="1"/></text:span><text:span text:style-name="OperatorTok">(</text:span><text:span text:style-name="DataTypeTok">unsigned</text:span><text:span text:style-name="NormalTok"><text:s text:c="1"/></text:span>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<text:span text:style-name="NormalTok"><text:s text:c="1"/>i </text:span><text:span text:style-name="OperatorTok">&lt;</text:span><text:span text:style-name="NormalTok"><text:s text:c="1"/>length</text:span><text:span text:style-name="OperatorTok">;</text:span><text:span text:style-name="NormalTok"><text:s text:c="1"/>i</text:span><text:span text:style-name="OperatorTok">++)</text:span><text:span text:style-name="NormalTok"><text:s text:c="1"/></text:span><text:span text:style-name="OperatorTok">{</text:span>
</text:p>
      <text:p text:style-name="Preformatted_20_Text">
<text:span text:style-name="NormalTok"><text:s text:c="8"/>message </text:span><text:span text:style-name="OperatorTok">+=</text:span><text:span text:style-name="NormalTok"><text:s text:c="1"/></text:span><text:span text:style-name="OperatorTok">(</text:span><text:span text:style-name="DataTypeTok">char</text:span><text:span text:style-name="OperatorTok">)</text:span><text:span text:style-name="NormalTok">payload</text:span><text:span text:style-name="OperatorTok">[</text:span><text:span text:style-name="NormalTok">i</text:span><text:span text:style-name="OperatorTok">];</text:span>
</text:p>
      <text:p text:style-name="Preformatted_20_Text">
<text:span text:style-name="NormalTok"><text:s text:c="4"/></text:span><text:span text:style-name="ControlFlowTok">if</text:span><text:span text:style-name="NormalTok"><text:s text:c="1"/></text:span><text:span text:style-name="OperatorTok">(</text:span><text:span text:style-name="NormalTok">strcmp</text:span><text:span text:style-name="OperatorTok">(</text:span><text:span text:style-name="NormalTok">topic</text:span><text:span text:style-name="OperatorTok">,</text:span><text:span text:style-name="NormalTok"><text:s text:c="1"/></text:span><text:span text:style-name="StringTok">"climatização/rele"</text:span><text:span text:style-name="OperatorTok">)</text:span><text:span text:style-name="NormalTok"><text:s text:c="1"/></text:span><text:span text:style-name="OperatorTok">==</text:span><text:span text:style-name="NormalTok"><text:s text:c="1"/></text:span><text:span text:style-name="DecValTok">0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8"/></text:span><text:span text:style-name="ControlFlowTok">if</text:span><text:span text:style-name="NormalTok"><text:s text:c="1"/></text:span><text:span text:style-name="OperatorTok">(</text:span><text:span text:style-name="NormalTok">message </text:span><text:span text:style-name="OperatorTok">==</text:span><text:span text:style-name="NormalTok"><text:s text:c="1"/></text:span><text:span text:style-name="StringTok">"1"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digitalWrite</text:span><text:span text:style-name="OperatorTok">(</text:span><text:span text:style-name="NormalTok">pinoRELE</text:span><text:span text:style-name="OperatorTok">,</text:span><text:span text:style-name="NormalTok"><text:s text:c="1"/>HIGH</text:span><text:span text:style-name="OperatorTok">);</text:span>
</text:p>
      <text:p text:style-name="Preformatted_20_Text">
<text:span text:style-name="NormalTok"><text:s text:c="8"/></text:span><text:span text:style-name="OperatorTok">}</text:span><text:span text:style-name="NormalTok"><text:s text:c="1"/></text:span><text:span text:style-name="ControlFlowTok">else</text:span><text:span text:style-name="NormalTok"><text:s text:c="1"/></text:span><text:span text:style-name="ControlFlowTok">if</text:span><text:span text:style-name="NormalTok"><text:s text:c="1"/></text:span><text:span text:style-name="OperatorTok">(</text:span><text:span text:style-name="NormalTok">message </text:span><text:span text:style-name="OperatorTok">==</text:span><text:span text:style-name="NormalTok"><text:s text:c="1"/></text:span><text:span text:style-name="StringTok">"0"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12"/>digitalWrite</text:span><text:span text:style-name="OperatorTok">(</text:span><text:span text:style-name="NormalTok">pinoRELE</text:span><text:span text:style-name="OperatorTok">,</text:span><text:span text:style-name="NormalTok"><text:s text:c="1"/>LOW</text:span><text:span text:style-name="OperatorTok">);</text:span>
</text:p>
      <text:p text:style-name="Preformatted_20_Text">
<text:span text:style-name="NormalTok"><text:s text:c="8"/></text:span><text:span text:style-name="OperatorTok">}</text:span>
</text:p>
      <text:p text:style-name="Preformatted_20_Text">
<text:span text:style-name="NormalTok"><text:s text:c="4"/></text:span><text:span text:style-name="OperatorTok">}</text:span>
</text:p>
      <text:p text:style-name="Preformatted_20_Text">
<text:span text:style-name="OperatorTok">}</text:span>
</text:p>
      <text:p text:style-name="First_20_paragraph">Dessa forma, concluem-se todos os objetivos desta etapa do projeto: o relé é controlado pelo Home Assistant, com base em uma temperatura alvo definida pelo usuário. A montagem do projeto foi realizada conforme a esquemática apresentad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2.1</meta:generator>
    <dc:title/>
    <dc:description/>
    <dc:subject/>
    <meta:keyword/>
    <meta:initial-creator/>
    <dc:creator/>
    <meta:creation-date>2025-05-28T21:42:36Z</meta:creation-date>
    <dc:date>2025-05-28T21:42:36Z</dc:date>
  </office:meta>
</office:document-meta>
</file>

<file path=Formula-0/content.xml><?xml version="1.0" encoding="utf-8"?>
<math xmlns="http://www.w3.org/1998/Math/MathML" display="block">
  <mrow>
    <mi>B</mi>
    <mi>r</mi>
    <mi>i</mi>
    <mi>l</mi>
    <mi>h</mi>
    <mi>o</mi>
    <mo>=</mo>
    <mrow>
      <mo stretchy="true" form="prefix">(</mo>
      <mi>D</mi>
      <mi>e</mi>
      <mi>c</mi>
      <mi>l</mi>
      <mi>i</mi>
      <mi>v</mi>
      <mi>e</mi>
      <mo>×</mo>
      <mi>l</mi>
      <mi>u</mi>
      <mi>x</mi>
      <mo stretchy="true" form="postfix">)</mo>
    </mrow>
    <mo>+</mo>
    <mi>c</mi>
    <mi>o</mi>
    <mi>n</mi>
    <mi>s</mi>
    <mi>t</mi>
    <mi>a</mi>
    <mi>n</mi>
    <mi>t</mi>
    <mi>e</mi>
  </mrow>
</math>
</file>

<file path=Formula-10/content.xml><?xml version="1.0" encoding="utf-8"?>
<math xmlns="http://www.w3.org/1998/Math/MathML" display="inline">
  <mrow>
    <mn>10</mn>
    <mi>Ω</mi>
  </mrow>
</math>
</file>

<file path=Formula-12/content.xml><?xml version="1.0" encoding="utf-8"?>
<math xmlns="http://www.w3.org/1998/Math/MathML" display="inline">
  <mrow>
    <mn>5</mn>
    <mspace width="0.167em"/>
    <mi>Ω</mi>
  </mrow>
</math>
</file>

<file path=Formula-14/content.xml><?xml version="1.0" encoding="utf-8"?>
<math xmlns="http://www.w3.org/1998/Math/MathML" display="inline">
  <mrow>
    <mn>501</mn>
    <mspace width="0.167em"/>
    <mi>k</mi>
    <mi>Ω</mi>
  </mrow>
</math>
</file>

<file path=Formula-16/content.xml><?xml version="1.0" encoding="utf-8"?>
<math xmlns="http://www.w3.org/1998/Math/MathML" display="inline">
  <mrow>
    <mn>10</mn>
    <mspace width="0.167em"/>
    <mi>Ω</mi>
  </mrow>
</math>
</file>

<file path=Formula-18/content.xml><?xml version="1.0" encoding="utf-8"?>
<math xmlns="http://www.w3.org/1998/Math/MathML" display="inline">
  <mrow>
    <mn>75</mn>
    <mi>Ω</mi>
  </mrow>
</math>
</file>

<file path=Formula-2/content.xml><?xml version="1.0" encoding="utf-8"?>
<math xmlns="http://www.w3.org/1998/Math/MathML" display="block">
  <mrow>
    <mi>s</mi>
    <mi>l</mi>
    <mi>o</mi>
    <mi>p</mi>
    <mi>e</mi>
    <mo>=</mo>
    <mfrac>
      <mrow>
        <mi>l</mi>
        <mi>i</mi>
        <mi>g</mi>
        <mi>h</mi>
        <mi>t</mi>
        <mn>1</mn>
        <mo>−</mo>
        <mi>l</mi>
        <mi>i</mi>
        <mi>g</mi>
        <mi>h</mi>
        <mi>t</mi>
        <mn>2</mn>
      </mrow>
      <mrow>
        <mi>m</mi>
        <mi>a</mi>
        <mi>x</mi>
        <mi>B</mi>
        <mo>−</mo>
        <mi>m</mi>
        <mi>i</mi>
        <mi>n</mi>
        <mi>B</mi>
      </mrow>
    </mfrac>
  </mrow>
</math>
</file>

<file path=Formula-4/content.xml><?xml version="1.0" encoding="utf-8"?>
<math xmlns="http://www.w3.org/1998/Math/MathML" display="block">
  <mrow>
    <mi>c</mi>
    <mi>o</mi>
    <mi>n</mi>
    <mi>s</mi>
    <mi>t</mi>
    <mi>a</mi>
    <mi>n</mi>
    <mi>t</mi>
    <mo>=</mo>
    <mi>l</mi>
    <mi>i</mi>
    <mi>g</mi>
    <mi>h</mi>
    <mi>t</mi>
    <mn>1</mn>
    <mo>−</mo>
    <mrow>
      <mo stretchy="true" form="prefix">(</mo>
      <mi>s</mi>
      <mi>l</mi>
      <mi>o</mi>
      <mi>p</mi>
      <mi>e</mi>
      <mo>×</mo>
      <mi>m</mi>
      <mi>a</mi>
      <mi>x</mi>
      <mi>B</mi>
      <mo stretchy="true" form="postfix">)</mo>
    </mrow>
  </mrow>
</math>
</file>

<file path=Formula-6/content.xml><?xml version="1.0" encoding="utf-8"?>
<math xmlns="http://www.w3.org/1998/Math/MathML" display="inline">
  <mrow>
    <mn>5</mn>
    <mi>Ω</mi>
  </mrow>
</math>
</file>

<file path=Formula-8/content.xml><?xml version="1.0" encoding="utf-8"?>
<math xmlns="http://www.w3.org/1998/Math/MathML" display="inline">
  <mrow>
    <mn>501</mn>
    <mi>K</mi>
    <mi>Ω</mi>
  </mrow>
</math>
</file>